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0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.799cm" style:rel-column-width="65535*"/>
    </style:style>
    <style:style style:name="Tabela10.A1" style:family="table-cell">
      <style:table-cell-properties fo:padding="0c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cm" fo:border="none">
        <style:background-image/>
      </style:table-cell-properties>
    </style:style>
    <style:style style:name="Tabela10.6" style:family="table-row">
      <style:table-row-properties style:min-row-height="0.011cm"/>
    </style:style>
    <style:style style:name="Tabela10.11" style:family="table-row">
      <style:table-row-properties style:row-height="0.199cm"/>
    </style:style>
    <style:style style:name="Tabela10.A12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8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.799cm" style:rel-column-width="65535*"/>
    </style:style>
    <style:style style:name="Tabela8.A1" style:family="table-cell">
      <style:table-cell-properties fo:padding="0c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cm" fo:border="none">
        <style:background-image/>
      </style:table-cell-properties>
    </style:style>
    <style:style style:name="Tabela8.6" style:family="table-row">
      <style:table-row-properties style:min-row-height="0.011cm"/>
    </style:style>
    <style:style style:name="Tabela8.11" style:family="table-row">
      <style:table-row-properties style:row-height="0.199cm"/>
    </style:style>
    <style:style style:name="Tabela8.A12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11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1.799cm"/>
    </style:style>
    <style:style style:name="Tabela11.B" style:family="table-column">
      <style:table-column-properties style:column-width="5.399cm"/>
    </style:style>
    <style:style style:name="Tabela11.C" style:family="table-column">
      <style:table-column-properties style:column-width="1.004cm"/>
    </style:style>
    <style:style style:name="Tabela11.D" style:family="table-column">
      <style:table-column-properties style:column-width="0.589cm"/>
    </style:style>
    <style:style style:name="Tabela11.E" style:family="table-column">
      <style:table-column-properties style:column-width="0.614cm"/>
    </style:style>
    <style:style style:name="Tabela11.F" style:family="table-column">
      <style:table-column-properties style:column-width="1.591cm"/>
    </style:style>
    <style:style style:name="Tabela11.G" style:family="table-column">
      <style:table-column-properties style:column-width="1.596cm"/>
    </style:style>
    <style:style style:name="Tabela11.H" style:family="table-column">
      <style:table-column-properties style:column-width="1.503cm"/>
    </style:style>
    <style:style style:name="Tabela11.J" style:family="table-column">
      <style:table-column-properties style:column-width="1.199cm"/>
    </style:style>
    <style:style style:name="Tabela11.K" style:family="table-column">
      <style:table-column-properties style:column-width="1.198cm"/>
    </style:style>
    <style:style style:name="Tabela11.L" style:family="table-column">
      <style:table-column-properties style:column-width="0.707cm"/>
    </style:style>
    <style:style style:name="Tabela11.M" style:family="table-column">
      <style:table-column-properties style:column-width="0.695cm"/>
    </style:style>
    <style:style style:name="Tabela11.A1" style:family="table-cell">
      <style:table-cell-properties style:vertical-align="middle" fo:padding="0.097cm" fo:border="none"/>
    </style:style>
    <style:style style:name="Tabela11.3" style:family="table-row">
      <style:table-row-properties style:min-row-height="0.011cm"/>
    </style:style>
    <style:style style:name="Tabela11.A3" style:family="table-cell">
      <style:table-cell-properties style:vertical-align="" fo:padding-left="0.019cm" fo:padding-right="0.019cm" fo:padding-top="0.049cm" fo:padding-bottom="0.019cm" fo:border="none"/>
    </style:style>
    <style:style style:name="Tabela11.B3" style:family="table-cell">
      <style:table-cell-properties style:vertical-align="" fo:padding-left="0.049cm" fo:padding-right="0.049cm" fo:padding-top="0.049cm" fo:padding-bottom="0.019cm" fo:border-left="0.05pt solid #000000" fo:border-right="none" fo:border-top="none" fo:border-bottom="none"/>
    </style:style>
    <style:style style:name="Tabela11.C3" style:family="table-cell">
      <style:table-cell-properties style:vertical-align="" fo:padding-left="0.019cm" fo:padding-right="0.019cm" fo:padding-top="0.049cm" fo:padding-bottom="0.019cm" fo:border-left="0.05pt solid #000000" fo:border-right="none" fo:border-top="none" fo:border-bottom="none"/>
    </style:style>
    <style:style style:name="Tabela11.F3" style:family="table-cell">
      <style:table-cell-properties style:vertical-align="" fo:padding-left="0.019cm" fo:padding-right="0.049cm" fo:padding-top="0.049cm" fo:padding-bottom="0.019cm" fo:border-left="0.05pt solid #000000" fo:border-right="none" fo:border-top="none" fo:border-bottom="none"/>
    </style:style>
    <style:style style:name="Tabela11.K3" style:family="table-cell">
      <style:table-cell-properties style:vertical-align="" fo:padding-left="0.019cm" fo:padding-right="0.049cm" fo:padding-top="0.049cm" fo:padding-bottom="0.019cm" fo:border-left="0.05pt solid #000000" fo:border-right="0.05pt solid #000000" fo:border-top="none" fo:border-bottom="none"/>
    </style:style>
    <style:style style:name="Tabela11.M3" style:family="table-cell">
      <style:table-cell-properties style:vertical-align="" fo:padding-left="0.019cm" fo:padding-right="0.049cm" fo:padding-top="0.049cm" fo:padding-bottom="0.019cm" fo:border="none"/>
    </style:style>
    <style:style style:name="Tabela11.5" style:family="table-row">
      <style:table-row-properties fo:background-color="transparent" fo:keep-together="auto">
        <style:background-image/>
      </style:table-row-properties>
    </style:style>
    <style:style style:name="Tabela11.A5" style:family="table-cell">
      <style:table-cell-properties style:vertical-align="" fo:padding="0cm" fo:border="none"/>
    </style:style>
    <style:style style:name="Tabela11.B5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C5" style:family="table-cell">
      <style:table-cell-properties style:vertical-align="" fo:padding="0cm" fo:border-left="0.05pt solid #000000" fo:border-right="none" fo:border-top="none" fo:border-bottom="none"/>
    </style:style>
    <style:style style:name="Tabela11.D5" style:family="table-cell">
      <style:table-cell-properties style:vertical-align="" fo:padding="0cm" fo:border-left="0.05pt solid #000000" fo:border-right="none" fo:border-top="none" fo:border-bottom="none"/>
    </style:style>
    <style:style style:name="Tabela11.E5" style:family="table-cell">
      <style:table-cell-properties style:vertical-align="" fo:padding="0cm" fo:border-left="0.05pt solid #000000" fo:border-right="none" fo:border-top="none" fo:border-bottom="none"/>
    </style:style>
    <style:style style:name="Tabela11.F5" style:family="table-cell">
      <style:table-cell-properties style:vertical-align="" fo:padding="0cm" fo:border-left="0.05pt solid #000000" fo:border-right="none" fo:border-top="none" fo:border-bottom="none"/>
    </style:style>
    <style:style style:name="Tabela11.G5" style:family="table-cell">
      <style:table-cell-properties style:vertical-align="" fo:padding="0cm" fo:border-left="0.05pt solid #000000" fo:border-right="none" fo:border-top="none" fo:border-bottom="none"/>
    </style:style>
    <style:style style:name="Tabela11.H5" style:family="table-cell">
      <style:table-cell-properties style:vertical-align="" fo:padding="0cm" fo:border-left="0.05pt solid #000000" fo:border-right="none" fo:border-top="none" fo:border-bottom="none"/>
    </style:style>
    <style:style style:name="Tabela11.I5" style:family="table-cell">
      <style:table-cell-properties style:vertical-align="" fo:padding="0cm" fo:border-left="0.05pt solid #000000" fo:border-right="none" fo:border-top="none" fo:border-bottom="none"/>
    </style:style>
    <style:style style:name="Tabela11.J5" style:family="table-cell">
      <style:table-cell-properties style:vertical-align="" fo:padding="0cm" fo:border-left="0.05pt solid #000000" fo:border-right="none" fo:border-top="none" fo:border-bottom="none"/>
    </style:style>
    <style:style style:name="Tabela11.K5" style:family="table-cell">
      <style:table-cell-properties style:vertical-align="" fo:padding="0cm" fo:border-left="0.05pt solid #000000" fo:border-right="none" fo:border-top="none" fo:border-bottom="none"/>
    </style:style>
    <style:style style:name="Tabela11.L5" style:family="table-cell">
      <style:table-cell-properties style:vertical-align="" fo:padding="0cm" fo:border-left="0.05pt solid #000000" fo:border-right="none" fo:border-top="none" fo:border-bottom="none"/>
    </style:style>
    <style:style style:name="Tabela11.M5" style:family="table-cell">
      <style:table-cell-properties style:vertical-align="" fo:padding="0cm" fo:border-left="0.05pt solid #000000" fo:border-right="none" fo:border-top="none" fo:border-bottom="none"/>
    </style:style>
    <style:style style:name="Tabela11.A7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11.A8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11.9" style:family="table-row">
      <style:table-row-properties style:min-row-height="0.011cm" fo:background-color="transparent" fo:keep-together="auto">
        <style:background-image/>
      </style:table-row-properties>
    </style:style>
    <style:style style:name="Tabela11.A9" style:family="table-cell">
      <style:table-cell-properties style:vertical-align="" fo:background-color="#eeeeee" fo:padding-left="0.019cm" fo:padding-right="0.019cm" fo:padding-top="0.049cm" fo:padding-bottom="0.019cm" fo:border="none" style:writing-mode="page">
        <style:background-image/>
      </style:table-cell-properties>
    </style:style>
    <style:style style:name="Tabela11.B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11.C9" style:family="table-cell">
      <style:table-cell-properties style:vertical-align="" fo:background-color="#eeeeee" fo:padding-left="0.019cm" fo:padding-right="0.01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11.F9" style:family="table-cell">
      <style:table-cell-properties style:vertical-align="" fo:background-color="#eeeeee" fo:padding-left="0.01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11.K9" style:family="table-cell">
      <style:table-cell-properties style:vertical-align="" fo:background-color="#eeeeee" fo:padding-left="0.01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M9" style:family="table-cell">
      <style:table-cell-properties style:vertical-align="" fo:background-color="#eeeeee" fo:padding-left="0.019cm" fo:padding-right="0.049cm" fo:padding-top="0.049cm" fo:padding-bottom="0.019cm" fo:border="none" style:writing-mode="page">
        <style:background-image/>
      </style:table-cell-properties>
    </style:style>
    <style:style style:name="Tabela11.10" style:family="table-row">
      <style:table-row-properties fo:background-color="transparent" fo:keep-together="auto">
        <style:background-image/>
      </style:table-row-properties>
    </style:style>
    <style:style style:name="Tabela11.A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1.11" style:family="table-row">
      <style:table-row-properties fo:background-color="transparent" fo:keep-together="auto">
        <style:background-image/>
      </style:table-row-properties>
    </style:style>
    <style:style style:name="Tabela11.A1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11.C11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11.12" style:family="table-row">
      <style:table-row-properties fo:background-color="transparent" fo:keep-together="auto">
        <style:background-image/>
      </style:table-row-properties>
    </style:style>
    <style:style style:name="Tabela11.A13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P1" style:family="paragraph" style:parent-style-name="Emitente_20_dados">
      <style:text-properties fo:font-weight="normal" style:font-weight-asian="normal" style:font-weight-complex="normal"/>
    </style:style>
    <style:style style:name="P2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Descritivo_20_DANFE_20_geral">
      <style:text-properties fo:font-size="4pt" style:font-size-asian="3.5pt" style:font-size-complex="4pt"/>
    </style:style>
    <style:style style:name="P4" style:family="paragraph" style:parent-style-name="Table_20_Contents"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9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P15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P16" style:family="paragraph" style:parent-style-name="Dado_20_variável">
      <style:text-properties fo:font-size="8pt" style:font-size-asian="8pt" style:font-size-complex="8pt"/>
    </style:style>
    <style:style style:name="P17" style:family="paragraph" style:parent-style-name="Descritivo_20_campo">
      <style:text-properties fo:font-size="2pt" style:font-size-asian="1.75pt" style:font-size-complex="2pt"/>
    </style:style>
    <style:style style:name="P18" style:family="paragraph" style:parent-style-name="Descritivo_20_campo">
      <style:paragraph-properties fo:text-align="center" style:justify-single-word="false"/>
    </style:style>
    <style:style style:name="P19" style:family="paragraph" style:parent-style-name="Descritivo_20_campo">
      <style:text-properties fo:font-weight="normal" style:font-weight-asian="normal" style:font-weight-complex="normal"/>
    </style:style>
    <style:style style:name="P20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21" style:family="paragraph" style:parent-style-name="Dado_20_campo">
      <style:text-properties fo:font-weight="normal" style:font-weight-asian="normal" style:font-weight-complex="normal"/>
    </style:style>
    <style:style style:name="P22" style:family="paragraph" style:parent-style-name="Dado_20_campo">
      <style:text-properties fo:font-weight="bold" style:font-weight-asian="bold" style:font-weight-complex="bold"/>
    </style:style>
    <style:style style:name="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P25" style:family="paragraph" style:parent-style-name="Dado_20_campo">
      <style:paragraph-properties fo:text-align="end" style:justify-single-word="false"/>
    </style:style>
    <style:style style:name="P26" style:family="paragraph" style:parent-style-name="Dado_20_campo">
      <style:paragraph-properties fo:text-align="center" style:justify-single-word="false"/>
    </style:style>
    <style:style style:name="P27" style:family="paragraph" style:parent-style-name="Emitente_20_nome">
      <style:text-properties fo:font-size="10pt" style:font-size-asian="10pt" style:font-size-complex="10pt"/>
    </style:style>
    <style:style style:name="P28" style:family="paragraph" style:parent-style-name="Emitente_20_nome">
      <style:text-properties fo:font-weight="normal" style:font-weight-asian="normal" style:font-weight-complex="normal"/>
    </style:style>
    <style:style style:name="P29" style:family="paragraph" style:parent-style-name="Standard">
      <style:text-properties style:font-name="DejaVu Sans" fo:text-shadow="none" style:font-size-asian="10.5pt" style:font-relief="none"/>
    </style:style>
    <style:style style:name="P30" style:family="paragraph" style:parent-style-name="Table_20_Contents">
      <style:paragraph-properties fo:break-before="auto" fo:break-after="auto"/>
    </style:style>
    <style:style style:name="P31" style:family="paragraph" style:parent-style-name="Standard">
      <style:paragraph-properties fo:break-before="auto" fo:break-after="auto"/>
      <style:text-properties fo:font-size="6pt" style:font-size-asian="5.25pt" style:font-size-complex="6pt"/>
    </style:style>
    <style:style style:name="P32" style:family="paragraph" style:parent-style-name="Dado_20_produto_20_numéric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3" style:family="paragraph" style:parent-style-name="Dado_20_produt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4" style:family="paragraph" style:parent-style-name="Dado_20_produto">
      <style:text-properties style:font-name="DejaVu Sans" fo:text-shadow="none" style:font-size-asian="10.5pt" style:font-relief="none"/>
    </style:style>
    <style:style style:name="P35" style:family="paragraph" style:parent-style-name="Dado_20_produto_20_centralizad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6" style:family="paragraph">
      <style:paragraph-properties fo:text-align="center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4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4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size="23.2000007629395pt" style:font-size-asian="23.2000007629395pt" style:font-size-complex="23.200000762939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font-name="DejaVu Sans" fo:text-shadow="none" style:font-size-asian="10.5pt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0.101cm" fo:border="none" style:shadow="none" draw:shadow-opacity="100%" draw:textarea-vertical-align="top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3" fo:column-gap="0cm">
          <style:column-sep style:width="0.009cm" style:color="#999999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ome_sistema" text:name="py3o.danfe.nome_sistema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</text:user-field-decls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 table:number-columns-repeated="2"/>
        <table:table-column table:style-name="Tabela11.J"/>
        <table:table-column table:style-name="Tabela11.K"/>
        <table:table-column table:style-name="Tabela11.L"/>
        <table:table-column table:style-name="Tabela11.M"/>
        <table:table-row>
          <table:table-cell table:style-name="Tabela11.A1" table:number-columns-spanned="13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nItem.valor%20%25%202%20!=%200%22" text:style-name="Internet_20_link" text:visited-style-name="Visited_20_Internet_20_Link">if="det.nItem.valor % 2 !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office:value-type="string">
            <text:p text:style-name="Dado_20_produto"><text:user-field-get text:name="py3o.det.prod.cProd.valor">det.prod.cProd.valor</text:user-field-get></text:p>
          </table:table-cell>
          <table:table-cell table:style-name="Tabela11.B3" office:value-type="string">
            <text:p text:style-name="Dado_20_produto"><text:user-field-get text:name="py3o.det.prod.xProd.valor">det.prod.xProd.valor</text:user-field-get></text:p>
          </table:table-cell>
          <table:table-cell table:style-name="Tabela11.C3" office:value-type="string">
            <text:p text:style-name="Dado_20_produto_20_centralizado"><text:user-field-get text:name="py3o.det.prod.NCM.valor">det.prod.NCM.valor</text:user-field-get></text:p>
          </table:table-cell>
          <table:table-cell table:style-name="Tabela11.C3" office:value-type="string">
            <text:p text:style-name="Dado_20_produto_20_centralizado"><text:user-field-get text:name="py3o.det.cst_formatado">det.cst_formatado</text:user-field-get></text:p>
          </table:table-cell>
          <table:table-cell table:style-name="Tabela11.C3" office:value-type="string">
            <text:p text:style-name="Dado_20_produto_20_centralizado"><text:user-field-get text:name="py3o.det.prod.CFOP.valor">det.prod.CFOP.valor</text:user-field-get></text:p>
          </table:table-cell>
          <table:table-cell table:style-name="Tabela11.F3" office:value-type="string">
            <text:p text:style-name="Dado_20_produto_20_numérico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3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11.F3" office:value-type="string">
            <text:p text:style-name="Dado_20_produto_20_numérico"><text:user-field-get text:name="py3o.det.prod.vProd.formato_danfe">det.prod.vProd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BC.formato_danfe">det.imposto.ICMS.vBC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ICMS.formato_danfe">det.imposto.ICMS.vICMS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PI.vIPI.formato_danfe">det.imposto.IPI.vIPI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CMS.pICMS.formato_danfe">det.imposto.ICMS.pICMS.formato_danfe</text:user-field-get></text:p>
          </table:table-cell>
          <table:table-cell table:style-name="Tabela11.M3" office:value-type="string">
            <text:p text:style-name="Dado_20_produto_20_numérico"><text:user-field-get text:name="py3o.det.imposto.IPI.pIPI.formato_danfe">det.imposto.IPI.pIPI.formato_danfe</text:user-field-get></text:p>
          </table:table-cell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infAdProd.valor%22" text:style-name="Internet_20_link" text:visited-style-name="Visited_20_Internet_20_Link">if="det.infAdProd.valor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Standard"/>
          </table:table-cell>
          <table:table-cell table:style-name="Tabela11.B5" office:value-type="string">
            <text:p text:style-name="Dado_20_produto"><text:soft-page-break/><text:user-field-get text:name="py3o.det.informacoes_adicionais_formatadas">det.informacoes_adicionais_formatadas</text:user-field-get></text:p>
          </table:table-cell>
          <table:table-cell table:style-name="Tabela11.C5" office:value-type="string">
            <text:p text:style-name="Standard"/>
          </table:table-cell>
          <table:table-cell table:style-name="Tabela11.D5" office:value-type="string">
            <text:p text:style-name="Standard"/>
          </table:table-cell>
          <table:table-cell table:style-name="Tabela11.E5" office:value-type="string">
            <text:p text:style-name="Standard"/>
          </table:table-cell>
          <table:table-cell table:style-name="Tabela11.F5" office:value-type="string">
            <text:p text:style-name="Standard"/>
          </table:table-cell>
          <table:table-cell table:style-name="Tabela11.G5" office:value-type="string">
            <text:p text:style-name="Standard"/>
          </table:table-cell>
          <table:table-cell table:style-name="Tabela11.H5" office:value-type="string">
            <text:p text:style-name="Standard"/>
          </table:table-cell>
          <table:table-cell table:style-name="Tabela11.I5" office:value-type="string">
            <text:p text:style-name="Standard"/>
          </table:table-cell>
          <table:table-cell table:style-name="Tabela11.J5" office:value-type="string">
            <text:p text:style-name="Standard"/>
          </table:table-cell>
          <table:table-cell table:style-name="Tabela11.K5" office:value-type="string">
            <text:p text:style-name="Standard"/>
          </table:table-cell>
          <table:table-cell table:style-name="Tabela11.L5" office:value-type="string">
            <text:p text:style-name="P18"/>
          </table:table-cell>
          <table:table-cell table:style-name="Tabela11.M5" office:value-type="string">
            <text:p text:style-name="P18"/>
          </table:table-cell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8" table:number-columns-spanned="13" office:value-type="string">
            <text:p text:style-name="Standard"><text:a xlink:type="simple" xlink:href="py3o://if=%22det.nItem.valor%20%25%202%20==%200%22" text:style-name="Internet_20_link" text:visited-style-name="Visited_20_Internet_20_Link">if="det.nItem.valor % 2 =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33"><text:user-field-get text:name="py3o.det.prod.cProd.valor">det.prod.cProd.valor</text:user-field-get></text:p>
          </table:table-cell>
          <table:table-cell table:style-name="Tabela11.B9" office:value-type="string">
            <text:p text:style-name="P33"><text:user-field-get text:name="py3o.det.prod.xProd.valor">det.prod.xProd.valor</text:user-field-get></text:p>
          </table:table-cell>
          <table:table-cell table:style-name="Tabela11.C9" office:value-type="string">
            <text:p text:style-name="P35"><text:user-field-get text:name="py3o.det.prod.NCM.valor">det.prod.NCM.valor</text:user-field-get></text:p>
          </table:table-cell>
          <table:table-cell table:style-name="Tabela11.C9" office:value-type="string">
            <text:p text:style-name="P35"><text:user-field-get text:name="py3o.det.cst_formatado">det.cst_formatado</text:user-field-get></text:p>
          </table:table-cell>
          <table:table-cell table:style-name="Tabela11.C9" office:value-type="string">
            <text:p text:style-name="P35"><text:user-field-get text:name="py3o.det.prod.CFOP.valor">det.prod.CFOP.valor</text:user-field-get></text:p>
          </table:table-cell>
          <table:table-cell table:style-name="Tabela11.F9" office:value-type="string">
            <text:p text:style-name="P32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9" office:value-type="string">
            <text:p text:style-name="P32"><text:user-field-get text:name="py3o.det.prod.vUnCom.formato_danfe">det.prod.vUnCom.formato_danfe</text:user-field-get></text:p>
          </table:table-cell>
          <table:table-cell table:style-name="Tabela11.F9" office:value-type="string">
            <text:p text:style-name="P32"><text:user-field-get text:name="py3o.det.prod.vProd.formato_danfe">det.prod.vProd.formato_danfe</text:user-field-get></text:p>
          </table:table-cell>
          <table:table-cell table:style-name="Tabela11.F9" office:value-type="string">
            <text:p text:style-name="P32"><text:user-field-get text:name="py3o.det.imposto.ICMS.vBC.formato_danfe">det.imposto.ICMS.vBC.formato_danfe</text:user-field-get></text:p>
          </table:table-cell>
          <table:table-cell table:style-name="Tabela11.F9" office:value-type="string">
            <text:p text:style-name="P32"><text:user-field-get text:name="py3o.det.imposto.ICMS.vICMS.formato_danfe">det.imposto.ICMS.vICMS.formato_danfe</text:user-field-get></text:p>
          </table:table-cell>
          <table:table-cell table:style-name="Tabela11.K9" office:value-type="string">
            <text:p text:style-name="P32"><text:user-field-get text:name="py3o.det.imposto.IPI.vIPI.formato_danfe">det.imposto.IPI.vIPI.formato_danfe</text:user-field-get></text:p>
          </table:table-cell>
          <table:table-cell table:style-name="Tabela11.K9" office:value-type="string">
            <text:p text:style-name="P32"><text:user-field-get text:name="py3o.det.imposto.ICMS.pICMS.formato_danfe">det.imposto.ICMS.pICMS.formato_danfe</text:user-field-get></text:p>
          </table:table-cell>
          <table:table-cell table:style-name="Tabela11.M9" office:value-type="string">
            <text:p text:style-name="P32"><text:user-field-get text:name="py3o.det.imposto.IPI.pIPI.formato_danfe">det.imposto.IPI.pIPI.formato_danfe</text:user-field-get></text:p>
          </table:table-cell>
        </table:table-row>
        <table:table-row table:style-name="Tabela11.10">
          <table:table-cell table:style-name="Tabela11.A10" table:number-columns-spanned="13" office:value-type="string">
            <text:p text:style-name="Standard"><text:a xlink:type="simple" xlink:href="py3o://if=%22det.infAdProd.valor%22" text:style-name="Internet_20_link" text:visited-style-name="Visited_20_Internet_20_Link"><text:span text:style-name="T22">if="det.infAdProd.valor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1">
          <table:table-cell table:style-name="Tabela11.A11" office:value-type="string">
            <text:p text:style-name="P29"/>
          </table:table-cell>
          <table:table-cell table:style-name="Tabela11.B9" office:value-type="string">
            <text:p text:style-name="P34"><text:soft-page-break/><text:user-field-get text:name="py3o.det.informacoes_adicionais_formatadas">det.informacoes_adicionais_formatadas</text:user-field-get></text:p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0"/>
          </table:table-cell>
          <table:table-cell table:style-name="Tabela11.C11" office:value-type="string">
            <text:p text:style-name="P20"/>
          </table:table-cell>
        </table:table-row>
        <table:table-row table:style-name="Tabela11.12">
          <table:table-cell table:style-name="Tabela11.A10" table:number-columns-spanned="13" office:value-type="string"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3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0.101cm" fo:margin-bottom="0c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.997cm"/>
    </style:style>
    <style:style style:name="Tabela2.B" style:family="table-column">
      <style:table-column-properties style:column-width="2.468cm"/>
    </style:style>
    <style:style style:name="Tabela2.C" style:family="table-column">
      <style:table-column-properties style:column-width="1.529cm"/>
    </style:style>
    <style:style style:name="Tabela2.D" style:family="table-column">
      <style:table-column-properties style:column-width="3.404cm"/>
    </style:style>
    <style:style style:name="Tabela2.E" style:family="table-column">
      <style:table-column-properties style:column-width="1.531cm"/>
    </style:style>
    <style:style style:name="Tabela2.F" style:family="table-column">
      <style:table-column-properties style:column-width="6.468cm"/>
    </style:style>
    <style:style style:name="Tabela2.A1" style:family="table-cell">
      <style:table-cell-properties style:vertical-align="middle" fo:padding="0.097cm" fo:border="none"/>
    </style:style>
    <style:style style:name="Tabela2.2" style:family="table-row">
      <style:table-row-properties style:min-row-height="1.159cm"/>
    </style:style>
    <style:style style:name="Tabela2.A5" style:family="table-cell">
      <style:table-cell-properties style:vertical-align="middle" fo:padding="0cm" fo:border="none"/>
    </style:style>
    <style:style style:name="Tabela2.6" style:family="table-row">
      <style:table-row-properties style:row-height="1.3cm"/>
    </style:style>
    <style:style style:name="Tabela2.A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6" style:family="table-cell">
      <style:table-cell-properties style:vertical-align="middle" fo:padding="0.101cm" fo:border="0.05pt solid #000000"/>
    </style:style>
    <style:style style:name="Tabela2.E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7" style:family="table-row">
      <style:table-row-properties style:row-height="0.801cm"/>
    </style:style>
    <style:style style:name="Tabela2.E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9" style:family="table-row">
      <style:table-row-properties style:row-height="0.45cm"/>
    </style:style>
    <style:style style:name="Tabela2.A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0" style:family="table-row">
      <style:table-row-properties style:row-height="0.801cm" fo:background-color="transparent" fo:keep-together="auto">
        <style:background-image/>
      </style:table-row-properties>
    </style:style>
    <style:style style:name="Tabela2.A10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1" style:family="table-row">
      <style:table-row-properties style:min-row-height="0.45cm" fo:background-color="transparent" fo:keep-together="auto">
        <style:background-image/>
      </style:table-row-properties>
    </style:style>
    <style:style style:name="Tabela2.A11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E2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0.75cm" fo:background-color="transparent" fo:keep-together="auto">
        <style:background-image/>
      </style:table-row-properties>
    </style:style>
    <style:style style:name="Tabela2.A25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6" style:family="table-row">
      <style:table-row-properties style:row-height="0.75cm"/>
    </style:style>
    <style:style style:name="Tabela2.A2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2.C26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F2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27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2.A33" style:family="table-cell">
      <style:table-cell-properties style:vertical-align="middle" fo:padding="0.049cm" fo:border-left="none" fo:border-right="none" fo:border-top="0.05pt solid #000000" fo:border-bottom="none"/>
    </style:style>
    <style:style style:name="Tabela2.A34" style:family="table-cell">
      <style:table-cell-properties style:vertical-align="middle" fo:padding="0.049cm" fo:border-left="none" fo:border-right="none" fo:border-top="0.05pt solid #000000" fo:border-bottom="none"/>
    </style:style>
    <style:style style:name="Tabela2.E3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A35" style:family="table-cell">
      <style:table-cell-properties style:vertical-align="middle" fo:padding="0.049cm" fo:border-left="none" fo:border-right="none" fo:border-top="0.05pt solid #000000" fo:border-bottom="none"/>
    </style:style>
    <style:style style:name="Tabela2.A40" style:family="table-cell">
      <style:table-cell-properties style:vertical-align="middle" fo:padding="0.049cm" fo:border-left="none" fo:border-right="none" fo:border-top="0.05pt solid #000000" fo:border-bottom="none"/>
    </style:style>
    <style:style style:name="Tabela2.A41" style:family="table-cell">
      <style:table-cell-properties style:vertical-align="middle" fo:padding="0.049cm" fo:border-left="none" fo:border-right="none" fo:border-top="0.05pt solid #000000" fo:border-bottom="none"/>
    </style:style>
    <style:style style:name="Tabela2.E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A42" style:family="table-cell">
      <style:table-cell-properties style:vertical-align="middle" fo:padding="0.049cm" fo:border-left="none" fo:border-right="none" fo:border-top="0.05pt solid #000000" fo:border-bottom="none"/>
    </style:style>
    <style:style style:name="Tabela2.A47" style:family="table-cell">
      <style:table-cell-properties style:vertical-align="middle" fo:padding="0.049cm" fo:border-left="none" fo:border-right="none" fo:border-top="0.05pt solid #000000" fo:border-bottom="none"/>
    </style:style>
    <style:style style:name="Tabela2.A48" style:family="table-cell">
      <style:table-cell-properties style:vertical-align="middle" fo:padding="0.049cm" fo:border-left="none" fo:border-right="none" fo:border-top="0.05pt solid #000000" fo:border-bottom="none"/>
    </style:style>
    <style:style style:name="Tabela2.E4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A49" style:family="table-cell">
      <style:table-cell-properties style:vertical-align="middle" fo:padding="0.049cm" fo:border-left="none" fo:border-right="none" fo:border-top="0.05pt solid #000000" fo:border-bottom="none"/>
    </style:style>
    <style:style style:name="Tabela2.53" style:family="table-row">
      <style:table-row-properties style:row-height="0.75cm"/>
    </style:style>
    <style:style style:name="Tabela2.A53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2.C5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F5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5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2.E6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E6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E7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80" style:family="table-row">
      <style:table-row-properties style:row-height="0.75cm"/>
    </style:style>
    <style:style style:name="Tabela2.A8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2.C8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F80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8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6" style:family="table">
      <style:table-properties style:width="19.399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1.797cm" style:rel-column-width="6072*"/>
    </style:style>
    <style:style style:name="Tabela6.B" style:family="table-column">
      <style:table-column-properties style:column-width="5.399cm" style:rel-column-width="18239*"/>
    </style:style>
    <style:style style:name="Tabela6.C" style:family="table-column">
      <style:table-column-properties style:column-width="1.004cm" style:rel-column-width="3390*"/>
    </style:style>
    <style:style style:name="Tabela6.D" style:family="table-column">
      <style:table-column-properties style:column-width="0.591cm" style:rel-column-width="1996*"/>
    </style:style>
    <style:style style:name="Tabela6.E" style:family="table-column">
      <style:table-column-properties style:column-width="0.614cm" style:rel-column-width="2073*"/>
    </style:style>
    <style:style style:name="Tabela6.F" style:family="table-column">
      <style:table-column-properties style:column-width="1.589cm" style:rel-column-width="5368*"/>
    </style:style>
    <style:style style:name="Tabela6.G" style:family="table-column">
      <style:table-column-properties style:column-width="1.596cm" style:rel-column-width="5392*"/>
    </style:style>
    <style:style style:name="Tabela6.H" style:family="table-column">
      <style:table-column-properties style:column-width="1.501cm" style:rel-column-width="5070*"/>
    </style:style>
    <style:style style:name="Tabela6.I" style:family="table-column">
      <style:table-column-properties style:column-width="1.503cm" style:rel-column-width="5076*"/>
    </style:style>
    <style:style style:name="Tabela6.J" style:family="table-column">
      <style:table-column-properties style:column-width="1.199cm" style:rel-column-width="4051*"/>
    </style:style>
    <style:style style:name="Tabela6.K" style:family="table-column">
      <style:table-column-properties style:column-width="1.198cm" style:rel-column-width="4046*"/>
    </style:style>
    <style:style style:name="Tabela6.L" style:family="table-column">
      <style:table-column-properties style:column-width="0.707cm" style:rel-column-width="2389*"/>
    </style:style>
    <style:style style:name="Tabela6.M" style:family="table-column">
      <style:table-column-properties style:column-width="0.702cm" style:rel-column-width="2373*"/>
    </style:style>
    <style:style style:name="Tabela6.1" style:family="table-row">
      <style:table-row-properties style:row-height="0.45cm"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0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.799cm" style:rel-column-width="65535*"/>
    </style:style>
    <style:style style:name="Tabela10.A1" style:family="table-cell">
      <style:table-cell-properties fo:padding="0c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cm" fo:border="none">
        <style:background-image/>
      </style:table-cell-properties>
    </style:style>
    <style:style style:name="Tabela10.6" style:family="table-row">
      <style:table-row-properties style:min-row-height="0.011cm"/>
    </style:style>
    <style:style style:name="Tabela10.11" style:family="table-row">
      <style:table-row-properties style:row-height="0.199cm"/>
    </style:style>
    <style:style style:name="Tabela10.A12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6.A2" style:family="table-cell">
      <style:table-cell-properties style:vertical-align="middle" fo:padding="0.049cm" fo:border-left="none" fo:border-right="none" fo:border-top="none" fo:border-bottom="0.05pt solid #000000"/>
    </style:style>
    <style:style style:name="Tabela6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G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H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I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J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K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6.L2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6.A3" style:family="table-cell">
      <style:table-cell-properties style:vertical-align="middle" fo:padding="0.049cm" fo:border-left="none" fo:border-right="none" fo:border-top="none" fo:border-bottom="0.05pt solid #000000"/>
    </style:style>
    <style:style style:name="Tabela6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J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6.K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6.L3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6.M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" style:family="table">
      <style:table-properties style:width="19.399cm" table:align="margins" style:writing-mode="page"/>
    </style:style>
    <style:style style:name="Tabela1.A" style:family="table-column">
      <style:table-column-properties style:column-width="19.399cm" style:rel-column-width="65535*"/>
    </style:style>
    <style:style style:name="Tabela1.A1" style:family="table-cell">
      <style:table-cell-properties fo:padding="0cm" fo:border="none"/>
    </style:style>
    <style:style style:name="Tabela21" style:family="table">
      <style:table-properties style:width="19.399cm" table:align="margins" style:writing-mode="page"/>
    </style:style>
    <style:style style:name="Tabela21.A" style:family="table-column">
      <style:table-column-properties style:column-width="2.701cm" style:rel-column-width="9122*"/>
    </style:style>
    <style:style style:name="Tabela21.B" style:family="table-column">
      <style:table-column-properties style:column-width="13.3cm" style:rel-column-width="44929*"/>
    </style:style>
    <style:style style:name="Tabela21.C" style:family="table-column">
      <style:table-column-properties style:column-width="3.399cm" style:rel-column-width="11484*"/>
    </style:style>
    <style:style style:name="Tabela21.A1" style:family="table-cell">
      <style:table-cell-properties fo:padding="0.101cm" fo:border="none"/>
    </style:style>
    <style:style style:name="Tabela21.2" style:family="table-row">
      <style:table-row-properties style:row-height="0.801cm"/>
    </style:style>
    <style:style style:name="Tabela21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1.C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1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1.B3" style:family="table-cell">
      <style:table-cell-properties fo:padding="0.101cm" fo:border="0.05pt solid #000000"/>
    </style:style>
    <style:style style:name="Tabela21.4" style:family="table-row">
      <style:table-row-properties style:row-height="0.4cm"/>
    </style:style>
    <style:style style:name="Tabela21.A5" style:family="table-cell">
      <style:table-cell-properties style:vertical-align="middle" fo:padding="0.101cm" fo:border="none"/>
    </style:style>
    <style:style style:name="Tabela1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.997cm"/>
    </style:style>
    <style:style style:name="Tabela14.B" style:family="table-column">
      <style:table-column-properties style:column-width="2.468cm"/>
    </style:style>
    <style:style style:name="Tabela14.C" style:family="table-column">
      <style:table-column-properties style:column-width="1.529cm"/>
    </style:style>
    <style:style style:name="Tabela14.D" style:family="table-column">
      <style:table-column-properties style:column-width="3.404cm"/>
    </style:style>
    <style:style style:name="Tabela14.E" style:family="table-column">
      <style:table-column-properties style:column-width="1.531cm"/>
    </style:style>
    <style:style style:name="Tabela14.F" style:family="table-column">
      <style:table-column-properties style:column-width="6.468cm"/>
    </style:style>
    <style:style style:name="Tabela14.A1" style:family="table-cell">
      <style:table-cell-properties style:vertical-align="middle" fo:padding="0.097cm" fo:border="none"/>
    </style:style>
    <style:style style:name="Tabela14.2" style:family="table-row">
      <style:table-row-properties style:min-row-height="1.159cm"/>
    </style:style>
    <style:style style:name="Tabela14.A5" style:family="table-cell">
      <style:table-cell-properties style:vertical-align="middle" fo:padding="0cm" fo:border="none"/>
    </style:style>
    <style:style style:name="Tabela14.6" style:family="table-row">
      <style:table-row-properties style:row-height="1.3cm"/>
    </style:style>
    <style:style style:name="Tabela14.A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14.D6" style:family="table-cell">
      <style:table-cell-properties style:vertical-align="middle" fo:padding="0.101cm" fo:border="0.05pt solid #000000"/>
    </style:style>
    <style:style style:name="Tabela14.E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4.7" style:family="table-row">
      <style:table-row-properties style:row-height="0.801cm"/>
    </style:style>
    <style:style style:name="Tabela14.E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9" style:family="table-row">
      <style:table-row-properties style:row-height="0.45cm"/>
    </style:style>
    <style:style style:name="Tabela14.A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4.10" style:family="table-row">
      <style:table-row-properties style:row-height="0.801cm" fo:background-color="transparent" fo:keep-together="auto">
        <style:background-image/>
      </style:table-row-properties>
    </style:style>
    <style:style style:name="Tabela14.A10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4.E10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4.11" style:family="table-row">
      <style:table-row-properties style:min-row-height="0.45cm" fo:background-color="transparent" fo:keep-together="auto">
        <style:background-image/>
      </style:table-row-properties>
    </style:style>
    <style:style style:name="Tabela14.A11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14.E1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E2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25" style:family="table-row">
      <style:table-row-properties style:row-height="0.75cm" fo:background-color="transparent" fo:keep-together="auto">
        <style:background-image/>
      </style:table-row-properties>
    </style:style>
    <style:style style:name="Tabela14.A25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14.26" style:family="table-row">
      <style:table-row-properties style:row-height="0.75cm"/>
    </style:style>
    <style:style style:name="Tabela14.A2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4.C26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4.F2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A27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4.A33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A34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E3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A35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A40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A41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E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A42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A47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A48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E4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A49" style:family="table-cell">
      <style:table-cell-properties style:vertical-align="middle" fo:padding="0.049cm" fo:border-left="none" fo:border-right="none" fo:border-top="0.05pt solid #000000" fo:border-bottom="none"/>
    </style:style>
    <style:style style:name="Tabela14.53" style:family="table-row">
      <style:table-row-properties style:row-height="0.75cm"/>
    </style:style>
    <style:style style:name="Tabela14.A53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4.C5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4.F5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A5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4.E6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E6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E7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4.80" style:family="table-row">
      <style:table-row-properties style:row-height="0.75cm"/>
    </style:style>
    <style:style style:name="Tabela14.A8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4.C8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4.F80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A8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3.808cm"/>
    </style:style>
    <style:style style:name="Tabela3.B" style:family="table-column">
      <style:table-column-properties style:column-width="3.39cm"/>
    </style:style>
    <style:style style:name="Tabela3.C" style:family="table-column">
      <style:table-column-properties style:column-width="2.2cm"/>
    </style:style>
    <style:style style:name="Tabela3.1" style:family="table-row">
      <style:table-row-properties style:row-height="0.45c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8" style:family="table">
      <style:table-properties style:width="11.7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.799cm" style:rel-column-width="65535*"/>
    </style:style>
    <style:style style:name="Tabela8.A1" style:family="table-cell">
      <style:table-cell-properties fo:padding="0c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0.3c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cm" fo:border="none">
        <style:background-image/>
      </style:table-cell-properties>
    </style:style>
    <style:style style:name="Tabela8.6" style:family="table-row">
      <style:table-row-properties style:min-row-height="0.011cm"/>
    </style:style>
    <style:style style:name="Tabela8.11" style:family="table-row">
      <style:table-row-properties style:row-height="0.199cm"/>
    </style:style>
    <style:style style:name="Tabela8.A12" style:family="table-cell">
      <style:table-cell-properties style:vertical-align="middle" fo:background-color="transparent" fo:padding="0.3cm" fo:border="4pt solid #fdb94d" style:writing-mode="page">
        <style:background-image/>
      </style:table-cell-properties>
    </style:style>
    <style:style style:name="Tabela3.2" style:family="table-row">
      <style:table-row-properties style:row-height="0.75cm"/>
    </style:style>
    <style:style style:name="Tabela3.A2" style:family="table-cell">
      <style:table-cell-properties fo:padding-left="0.101cm" fo:padding-right="0.101cm" fo:padding-top="0.101cm" fo:padding-bottom="0cm" fo:border="none"/>
    </style:style>
    <style:style style:name="Tabela3.B2" style:family="table-cell">
      <style:table-cell-properties fo:padding-left="0.101cm" fo:padding-right="0.101cm" fo:padding-top="0.101cm" fo:padding-bottom="0cm" fo:border-left="0.05pt solid #000000" fo:border-right="0.05pt solid #000000" fo:border-top="0.05pt solid #000000" fo:border-bottom="none"/>
    </style:style>
    <style:style style:name="Tabela3.C2" style:family="table-cell">
      <style:table-cell-properties fo:padding-left="0.101cm" fo:padding-right="0.101cm" fo:padding-top="0.101cm" fo:padding-bottom="0cm" fo:border="none"/>
    </style:style>
    <style:style style:name="Tabela1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0.199cm"/>
    </style:style>
    <style:style style:name="Tabela13.B" style:family="table-column">
      <style:table-column-properties style:column-width="1.503cm"/>
    </style:style>
    <style:style style:name="Tabela13.C" style:family="table-column">
      <style:table-column-properties style:column-width="1.296cm"/>
    </style:style>
    <style:style style:name="Tabela13.D" style:family="table-column">
      <style:table-column-properties style:column-width="0.81cm"/>
    </style:style>
    <style:style style:name="Tabela13.E" style:family="table-column">
      <style:table-column-properties style:column-width="1.598cm"/>
    </style:style>
    <style:style style:name="Tabela13.F" style:family="table-column">
      <style:table-column-properties style:column-width="1.792cm"/>
    </style:style>
    <style:style style:name="Tabela13.G" style:family="table-column">
      <style:table-column-properties style:column-width="2.2cm"/>
    </style:style>
    <style:style style:name="Tabela13.1" style:family="table-row">
      <style:table-row-properties style:row-height="0.75cm"/>
    </style:style>
    <style:style style:name="Tabela13.A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F1" style:family="table-cell">
      <style:table-cell-properties fo:padding-left="0.101cm" fo:padding-right="0.101cm" fo:padding-top="0.101cm" fo:padding-bottom="0cm" fo:border="0.05pt solid #000000"/>
    </style:style>
    <style:style style:name="Tabela13.A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3.B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E2" style:family="table-cell">
      <style:table-cell-properties fo:padding-left="0.101cm" fo:padding-right="0.101cm" fo:padding-top="0.101cm" fo:padding-bottom="0cm" fo:border-left="0.05pt solid #000000" fo:border-right="0.05pt solid #000000" fo:border-top="none" fo:border-bottom="0.05pt solid #000000"/>
    </style:style>
    <style:style style:name="Tabela17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.401cm"/>
    </style:style>
    <style:style style:name="Tabela17.B" style:family="table-column">
      <style:table-column-properties style:column-width="15.997cm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7.2" style:family="table-row">
      <style:table-row-properties style:row-height="0.45cm" fo:background-color="transparent" fo:keep-together="auto">
        <style:background-image/>
      </style:table-row-properties>
    </style:style>
    <style:style style:name="Tabela17.3" style:family="table-row">
      <style:table-row-properties style:row-height="0.75cm"/>
    </style:style>
    <style:style style:name="Tabela17.A3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7.B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7.A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9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.401cm"/>
    </style:style>
    <style:style style:name="Tabela19.B" style:family="table-column">
      <style:table-column-properties style:column-width="15.997cm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9.2" style:family="table-row">
      <style:table-row-properties style:row-height="0.45cm" fo:background-color="transparent" fo:keep-together="auto">
        <style:background-image/>
      </style:table-row-properties>
    </style:style>
    <style:style style:name="Tabela19.3" style:family="table-row">
      <style:table-row-properties style:row-height="0.75cm"/>
    </style:style>
    <style:style style:name="Tabela19.A3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9.B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9.A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2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.697cm"/>
    </style:style>
    <style:style style:name="Tabela22.B" style:family="table-column">
      <style:table-column-properties style:column-width="9.7cm"/>
    </style:style>
    <style:style style:name="Tabela22.C" style:family="table-column">
      <style:table-column-properties style:column-width="2cm"/>
    </style:style>
    <style:style style:name="Tabela22.1" style:family="table-row">
      <style:table-row-properties fo:background-color="transparent" fo:keep-together="auto">
        <style:background-image/>
      </style:table-row-properties>
    </style:style>
    <style:style style:name="Tabela22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22.2" style:family="table-row">
      <style:table-row-properties style:row-height="0.45cm" fo:background-color="transparent" fo:keep-together="auto">
        <style:background-image/>
      </style:table-row-properties>
    </style:style>
    <style:style style:name="Tabela22.4" style:family="table-row">
      <style:table-row-properties style:row-height="0.75cm" fo:background-color="transparent" fo:keep-together="auto">
        <style:background-image/>
      </style:table-row-properties>
    </style:style>
    <style:style style:name="Tabela22.A4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22.C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22.A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2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19.397cm"/>
    </style:style>
    <style:style style:name="Tabela24.1" style:family="table-row">
      <style:table-row-properties style:row-height="0.45cm" fo:background-color="transparent" fo:keep-together="auto">
        <style:background-image/>
      </style:table-row-properties>
    </style:style>
    <style:style style:name="Tabela24.A1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26" style:family="table">
      <style:table-properties style:width="6.417cm" table:align="margins" style:writing-mode="page"/>
    </style:style>
    <style:style style:name="Tabela26.A" style:family="table-column">
      <style:table-column-properties style:column-width="2.413cm" style:rel-column-width="24638*"/>
    </style:style>
    <style:style style:name="Tabela26.B" style:family="table-column">
      <style:table-column-properties style:column-width="1.797cm" style:rel-column-width="18352*"/>
    </style:style>
    <style:style style:name="Tabela26.C" style:family="table-column">
      <style:table-column-properties style:column-width="2.208cm" style:rel-column-width="22545*"/>
    </style:style>
    <style:style style:name="Tabela26.A1" style:family="table-cell">
      <style:table-cell-properties fo:padding-left="0.049cm" fo:padding-right="0.049cm" fo:padding-top="0.049cm" fo:padding-bottom="0.019cm" fo:border-left="none" fo:border-right="0.05pt solid #000000" fo:border-top="none" fo:border-bottom="none"/>
    </style:style>
    <style:style style:name="Tabela26.2" style:family="table-row">
      <style:table-row-properties style:row-height="0.75cm"/>
    </style:style>
    <style:style style:name="Tabela26.A2" style:family="table-cell">
      <style:table-cell-properties fo:padding-left="0.049cm" fo:padding-right="0.049cm" fo:padding-top="0.049cm" fo:padding-bottom="0.019cm" fo:border-left="none" fo:border-right="none" fo:border-top="0.05pt solid #000000" fo:border-bottom="0.05pt solid #000000"/>
    </style:style>
    <style:style style:name="Tabela26.B2" style:family="table-cell">
      <style:table-cell-properties fo:padding-left="0.049cm" fo:padding-right="0.049cm" fo:padding-top="0.049cm" fo:padding-bottom="0.019cm" fo:border-left="0.05pt solid #000000" fo:border-right="none" fo:border-top="0.05pt solid #000000" fo:border-bottom="0.05pt solid #000000"/>
    </style:style>
    <style:style style:name="Tabela26.A3" style:family="table-cell">
      <style:table-cell-properties fo:padding-left="0.049cm" fo:padding-right="0.049cm" fo:padding-top="0.049cm" fo:padding-bottom="0.019cm" fo:border-left="none" fo:border-right="0.05pt solid #000000" fo:border-top="none" fo:border-bottom="0.05pt solid #000000"/>
    </style:style>
    <style:style style:name="Tabela15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.099cm" style:rel-column-width="10470*"/>
    </style:style>
    <style:style style:name="Tabela15.B" style:family="table-column">
      <style:table-column-properties style:column-width="3.099cm" style:rel-column-width="10471*"/>
    </style:style>
    <style:style style:name="Tabela15.E" style:family="table-column">
      <style:table-column-properties style:column-width="0.011cm" style:rel-column-width="36*"/>
    </style:style>
    <style:style style:name="Tabela15.F" style:family="table-column">
      <style:table-column-properties style:column-width="3.106cm" style:rel-column-width="10494*"/>
    </style:style>
    <style:style style:name="Tabela15.G" style:family="table-column">
      <style:table-column-properties style:column-width="3.884cm" style:rel-column-width="13123*"/>
    </style:style>
    <style:style style:name="Tabela15.1" style:family="table-row">
      <style:table-row-properties style:row-height="0.45c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5.2" style:family="table-row">
      <style:table-row-properties style:row-height="0.75cm" fo:background-color="transparent" fo:keep-together="auto">
        <style:background-image/>
      </style:table-row-properties>
    </style:style>
    <style:style style:name="Tabela15.A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5.B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.E2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15.3" style:family="table-row">
      <style:table-row-properties style:row-height="0.797cm" fo:background-color="transparent" fo:keep-together="auto">
        <style:background-image/>
      </style:table-row-properties>
    </style:style>
    <style:style style:name="Tabela15.B3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15.F3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5.G3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3.231cm"/>
    </style:style>
    <style:style style:name="Tabela12.B" style:family="table-column">
      <style:table-column-properties style:column-width="3.233cm"/>
    </style:style>
    <style:style style:name="Tabela12.C" style:family="table-column">
      <style:table-column-properties style:column-width="3.235cm"/>
    </style:style>
    <style:style style:name="Tabela12.E" style:family="table-column">
      <style:table-column-properties style:column-width="3.268cm"/>
    </style:style>
    <style:style style:name="Tabela12.F" style:family="table-column">
      <style:table-column-properties style:column-width="3.198cm"/>
    </style:style>
    <style:style style:name="Tabela12.1" style:family="table-row">
      <style:table-row-properties style:row-height="0.801c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a12.2" style:family="table-row">
      <style:table-row-properties style:row-height="0.75cm" fo:background-color="transparent" fo:keep-together="auto">
        <style:background-image/>
      </style:table-row-properties>
    </style:style>
    <style:style style:name="Tabela12.A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2.B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12.A3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7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.797cm" style:rel-column-width="6072*"/>
    </style:style>
    <style:style style:name="Tabela7.B" style:family="table-column">
      <style:table-column-properties style:column-width="5.399cm" style:rel-column-width="18239*"/>
    </style:style>
    <style:style style:name="Tabela7.C" style:family="table-column">
      <style:table-column-properties style:column-width="1.004cm" style:rel-column-width="3390*"/>
    </style:style>
    <style:style style:name="Tabela7.D" style:family="table-column">
      <style:table-column-properties style:column-width="0.591cm" style:rel-column-width="1996*"/>
    </style:style>
    <style:style style:name="Tabela7.E" style:family="table-column">
      <style:table-column-properties style:column-width="0.614cm" style:rel-column-width="2073*"/>
    </style:style>
    <style:style style:name="Tabela7.F" style:family="table-column">
      <style:table-column-properties style:column-width="1.589cm" style:rel-column-width="5368*"/>
    </style:style>
    <style:style style:name="Tabela7.G" style:family="table-column">
      <style:table-column-properties style:column-width="1.596cm" style:rel-column-width="5392*"/>
    </style:style>
    <style:style style:name="Tabela7.H" style:family="table-column">
      <style:table-column-properties style:column-width="1.501cm" style:rel-column-width="5070*"/>
    </style:style>
    <style:style style:name="Tabela7.I" style:family="table-column">
      <style:table-column-properties style:column-width="1.503cm" style:rel-column-width="5076*"/>
    </style:style>
    <style:style style:name="Tabela7.J" style:family="table-column">
      <style:table-column-properties style:column-width="1.199cm" style:rel-column-width="4051*"/>
    </style:style>
    <style:style style:name="Tabela7.K" style:family="table-column">
      <style:table-column-properties style:column-width="1.198cm" style:rel-column-width="4046*"/>
    </style:style>
    <style:style style:name="Tabela7.L" style:family="table-column">
      <style:table-column-properties style:column-width="0.707cm" style:rel-column-width="2389*"/>
    </style:style>
    <style:style style:name="Tabela7.M" style:family="table-column">
      <style:table-column-properties style:column-width="0.702cm" style:rel-column-width="2373*"/>
    </style:style>
    <style:style style:name="Tabela7.1" style:family="table-row">
      <style:table-row-properties style:row-height="0.45cm" fo:background-color="transparent" fo:keep-together="auto">
        <style:background-image/>
      </style:table-row-properties>
    </style:style>
    <style:style style:name="Tabela7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7.2" style:family="table-row">
      <style:table-row-properties style:row-height="0.25cm"/>
    </style:style>
    <style:style style:name="Tabela7.A2" style:family="table-cell">
      <style:table-cell-properties style:vertical-align="middle" fo:padding="0.049cm" fo:border-left="none" fo:border-right="none" fo:border-top="none" fo:border-bottom="0.05pt solid #000000"/>
    </style:style>
    <style:style style:name="Tabela7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G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H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I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J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K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7.L2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7.A3" style:family="table-cell">
      <style:table-cell-properties style:vertical-align="middle" fo:padding="0.049cm" fo:border-left="none" fo:border-right="none" fo:border-top="none" fo:border-bottom="0.05pt solid #000000"/>
    </style:style>
    <style:style style:name="Tabela7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J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7.K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7.L3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7.M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6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.399cm" style:rel-column-width="65535*"/>
    </style:style>
    <style:style style:name="Tabela16.1" style:family="table-row">
      <style:table-row-properties style:min-row-height="0.199cm"/>
    </style:style>
    <style:style style:name="Tabela16.A1" style:family="table-cell">
      <style:table-cell-properties style:vertical-align="bottom" fo:padding="0.049cm" fo:border-left="none" fo:border-right="none" fo:border-top="0.05pt solid #000000" fo:border-bottom="none"/>
    </style:style>
    <style:style style:name="Tabela4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4.849cm" style:rel-column-width="16383*"/>
    </style:style>
    <style:style style:name="Tabela4.D" style:family="table-column">
      <style:table-column-properties style:column-width="4.851cm" style:rel-column-width="16386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4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9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9.698cm" style:rel-column-width="32761*"/>
    </style:style>
    <style:style style:name="Tabela9.B" style:family="table-column">
      <style:table-column-properties style:column-width="9.701cm" style:rel-column-width="32774*"/>
    </style:style>
    <style:style style:name="Tabela9.1" style:family="table-row">
      <style:table-row-properties style:row-height="0.45c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9.2" style:family="table-row">
      <style:table-row-properties style:row-height="4.001cm"/>
    </style:style>
    <style:style style:name="Tabela9.A2" style:family="table-cell">
      <style:table-cell-properties fo:padding="0.097cm" fo:border-left="none" fo:border-right="0.05pt solid #000000" fo:border-top="0.05pt solid #000000" fo:border-bottom="0.05pt solid #000000"/>
    </style:style>
    <style:style style:name="Tabela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3" style:family="table-row">
      <style:table-row-properties style:min-row-height="0.199cm"/>
    </style:style>
    <style:style style:name="Tabela9.A3" style:family="table-cell">
      <style:table-cell-properties style:vertical-align="" fo:padding="0.049cm" fo:border-left="none" fo:border-right="none" fo:border-top="0.05pt solid #000000" fo:border-bottom="none"/>
    </style:style>
    <style:style style:name="MP1" style:family="paragraph" style:parent-style-name="Emitente_20_dados">
      <style:text-properties fo:font-weight="normal" style:font-weight-asian="normal" style:font-weight-complex="normal"/>
    </style:style>
    <style:style style:name="MP2" style:family="paragraph" style:parent-style-name="Descritivo_20_DANFE_20_geral">
      <style:text-properties fo:font-size="4pt" style:font-size-asian="3.5pt" style:font-size-complex="4pt"/>
    </style:style>
    <style:style style:name="MP3" style:family="paragraph" style:parent-style-name="Table_20_Contents">
      <style:paragraph-properties fo:text-align="center" style:justify-single-word="false"/>
      <style:text-properties fo:font-size="10pt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MP6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MP7" style:family="paragraph" style:parent-style-name="Descritivo_20_campo">
      <style:text-properties fo:font-size="2pt" style:font-size-asian="1.75pt" style:font-size-complex="2pt"/>
    </style:style>
    <style:style style:name="MP8" style:family="paragraph" style:parent-style-name="Dado_20_variável">
      <style:text-properties fo:font-size="8pt" style:font-size-asian="8pt" style:font-size-complex="8pt"/>
    </style:style>
    <style:style style:name="MP9" style:family="paragraph" style:parent-style-name="Table_20_Contents">
      <style:text-properties fo:font-size="10pt"/>
    </style:style>
    <style:style style:name="MP10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11" style:family="paragraph" style:parent-style-name="Dado_20_campo">
      <style:text-properties fo:font-weight="normal" style:font-weight-asian="normal" style:font-weight-complex="normal"/>
    </style:style>
    <style:style style:name="MP12" style:family="paragraph" style:parent-style-name="Frame_20_contents">
      <style:paragraph-properties fo:text-align="start" style:justify-single-word="false"/>
    </style:style>
    <style:style style:name="MP13" style:family="paragraph" style:parent-style-name="Emitente_20_nome">
      <style:text-properties fo:font-size="10pt" style:font-size-asian="10pt" style:font-size-complex="10pt"/>
    </style:style>
    <style:style style:name="MP14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MP15" style:family="paragraph" style:parent-style-name="Emitente_20_nome">
      <style:text-properties fo:font-weight="normal" style:font-weight-asian="normal" style:font-weight-complex="normal"/>
    </style:style>
    <style:style style:name="MP16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1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18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MP1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20" style:family="paragraph" style:parent-style-name="Descritivo_20_campo">
      <style:paragraph-properties fo:text-align="center" style:justify-single-word="false"/>
    </style:style>
    <style:style style:name="MP21" style:family="paragraph">
      <style:paragraph-properties fo:text-align="center"/>
    </style:style>
    <style:style style:name="MP22" style:family="paragraph" style:parent-style-name="Dado_20_campo">
      <style:text-properties fo:font-weight="bold" style:font-weight-asian="bold" style:font-weight-complex="bold"/>
    </style:style>
    <style:style style:name="M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MP24" style:family="paragraph" style:parent-style-name="Dado_20_campo">
      <style:paragraph-properties fo:text-align="end" style:justify-single-word="false"/>
    </style:style>
    <style:style style:name="MP25" style:family="paragraph" style:parent-style-name="Dado_20_campo">
      <style:paragraph-properties fo:text-align="center" style:justify-single-word="false"/>
    </style:style>
    <style:style style:name="MP26" style:family="paragraph" style:parent-style-name="Table_20_Contents">
      <style:paragraph-properties fo:break-before="auto" fo:break-after="auto"/>
    </style:style>
    <style:style style:name="MP27" style:family="paragraph" style:parent-style-name="Descritivo_20_campo">
      <style:text-properties fo:font-weight="normal" style:font-weight-asian="normal" style:font-weight-complex="normal"/>
    </style:style>
    <style:style style:name="MP28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MP29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color="#ce181e" fo:font-weight="bold" style:font-weight-asian="bold" style:font-weight-complex="bold"/>
    </style:style>
    <style:style style:name="MT4" style:family="text">
      <style:text-properties fo:font-size="6pt" fo:font-weight="normal" style:font-size-asian="6pt" style:font-weight-asian="normal" style:font-size-complex="6pt" style:font-weight-complex="normal"/>
    </style:style>
    <style:style style:name="MT5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6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6pt" fo:font-style="normal" style:font-size-asian="6pt" style:font-style-asian="normal" style:font-size-complex="6pt" style:font-style-complex="normal"/>
    </style:style>
    <style:style style:name="MT9" style:family="text">
      <style:text-properties fo:font-size="6pt" fo:font-style="italic" style:font-size-asian="6pt" style:font-style-asian="italic" style:font-size-complex="6pt" style:font-style-complex="italic"/>
    </style:style>
    <style:style style:name="MT10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3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5" style:family="text">
      <style:text-properties fo:color="#ffffff"/>
    </style:style>
    <style:style style:name="MT16" style:family="text">
      <style:text-properties fo:color="#ffffff" fo:font-size="10pt" style:font-size-asian="10pt" style:font-size-complex="10pt"/>
    </style:style>
    <style:style style:name="MT17" style:family="text">
      <style:text-properties fo:font-size="6pt" style:font-size-asian="6pt" style:font-size-complex="6pt"/>
    </style:style>
    <style:style style:name="MT18" style:family="text">
      <style:text-properties fo:font-size="23.2000007629395pt" style:font-size-asian="23.2000007629395pt" style:font-size-complex="23.2000007629395pt"/>
    </style:style>
    <style:style style:name="M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20" style:family="text">
      <style:text-properties fo:font-weight="bold" style:font-weight-asian="bold" style:font-weight-complex="bold"/>
    </style:style>
    <style:style style:name="MT2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22" style:family="text">
      <style:text-properties style:use-window-font-color="true" style:text-underline-style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0.101cm" fo:border="none" style:shadow="none" draw:shadow-opacity="100%" draw:textarea-vertical-align="top">
        <style:columns fo:column-count="1" fo:column-gap="0cm"/>
      </style:graphic-properties>
    </style:style>
    <style:style style:name="MSect1" style:family="section">
      <style:section-properties text:dont-balance-text-columns="false" style:editable="false">
        <style:columns fo:column-count="3" fo:column-gap="0cm">
          <style:column-sep style:width="0.009cm" style:color="#999999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M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style:writing-mode="lr-tb" draw:fill-image-width="0cm" draw:fill-image-height="0cm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6" text:anchor-type="paragraph" svg:x="2.2cm" svg:y="1.6cm" svg:width="0.815cm" svg:height="0.794cm" draw:z-index="49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0)" text:anchor-type="paragraph" svg:width="6.001cm" svg:height="0.801cm" draw:z-index="4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2" text:anchor-type="paragraph" svg:x="2.2cm" svg:y="1.6cm" svg:width="0.815cm" svg:height="0.794cm" draw:z-index="4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1)" text:anchor-type="paragraph" svg:width="6.001cm" svg:height="0.801cm" draw:z-index="4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8" text:anchor-type="paragraph" svg:x="2.2cm" svg:y="1.6cm" svg:width="0.815cm" svg:height="0.794cm" draw:z-index="4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2)" text:anchor-type="paragraph" svg:width="6.001cm" svg:height="0.801cm" draw:z-index="39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6">
            <table:table-cell table:style-name="Tabela2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35" table:number-rows-spanned="3" office:value-type="string">
              <text:p text:style-name="Emitente_20_nome"><draw:frame draw:style-name="Mfr3" draw:name="py3o.image(danfe.logo, 'png', isb64=True,dummy=4)" text:anchor-type="char" svg:width="3.799cm" svg:height="3.2cm" draw:z-index="37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1" text:anchor-type="paragraph" svg:x="2.2cm" svg:y="1.6cm" svg:width="0.815cm" svg:height="0.794cm" draw:z-index="3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3)" text:anchor-type="paragraph" svg:width="6.001cm" svg:height="0.801cm" draw:z-index="3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2" table:number-rows-spanned="3" office:value-type="string">
              <text:p text:style-name="Emitente_20_nome"><draw:frame draw:style-name="Mfr3" draw:name="py3o.image(danfe.logo, 'png', isb64=True,dummy=5)" text:anchor-type="char" svg:width="3.799cm" svg:height="3.2cm" draw:z-index="31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4" text:anchor-type="paragraph" svg:x="2.2cm" svg:y="1.6cm" svg:width="0.815cm" svg:height="0.794cm" draw:z-index="29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4)" text:anchor-type="paragraph" svg:width="6.001cm" svg:height="0.801cm" draw:z-index="2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9" table:number-rows-spanned="3" office:value-type="string">
              <text:p text:style-name="Emitente_20_nome"><draw:frame draw:style-name="Mfr3" draw:name="py3o.image(danfe.logo, 'png', isb64=True,dummy=6)" text:anchor-type="char" svg:width="3.799cm" svg:height="3.2cm" draw:z-index="25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7" text:anchor-type="paragraph" svg:x="2.2cm" svg:y="1.6cm" svg:width="0.815cm" svg:height="0.794cm" draw:z-index="2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5)" text:anchor-type="paragraph" svg:width="6.001cm" svg:height="0.801cm" draw:z-index="21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53">
            <table:table-cell table:style-name="Tabela2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4)" text:anchor-type="char" svg:width="7.8cm" svg:height="3.2cm" draw:z-index="19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0" text:anchor-type="paragraph" svg:x="2.2cm" svg:y="1.6cm" svg:width="0.815cm" svg:height="0.794cm" draw:z-index="1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6)" text:anchor-type="paragraph" svg:width="6.001cm" svg:height="0.801cm" draw:z-index="15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5)" text:anchor-type="char" svg:width="7.8cm" svg:height="3.2cm" draw:z-index="13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3" text:anchor-type="paragraph" svg:x="2.2cm" svg:y="1.6cm" svg:width="0.815cm" svg:height="0.794cm" draw:z-index="1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7)" text:anchor-type="paragraph" svg:width="6.001cm" svg:height="0.801cm" draw:z-index="9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6)" text:anchor-type="char" svg:width="7.8cm" svg:height="3.2cm" draw:z-index="7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6" text:anchor-type="paragraph" svg:x="2.2cm" svg:y="1.6cm" svg:width="0.815cm" svg:height="0.794cm" draw:z-index="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3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8)" text:anchor-type="paragraph" svg:width="6.001cm" svg:height="0.801cm" draw:z-index="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80">
            <table:table-cell table:style-name="Tabela2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column table:style-name="Tabela6.H"/>
          <table:table-column table:style-name="Tabela6.I"/>
          <table:table-column table:style-name="Tabela6.J"/>
          <table:table-column table:style-name="Tabela6.K"/>
          <table:table-column table:style-name="Tabela6.L"/>
          <table:table-column table:style-name="Tabela6.M"/>
          <table:table-row table:style-name="Tabela6.1">
            <table:table-cell table:style-name="Tabela6.A1" table:number-columns-spanned="13" office:value-type="string">
              <text:p text:style-name="Descritivo_20_bloco"><draw:frame draw:style-name="Mfr4" draw:name="Quadro20" text:anchor-type="paragraph" svg:y="7.9cm" svg:width="12cm" draw:z-index="1"><draw:text-box fo:min-height="9.999cm"><table:table table:name="Tabela10" table:style-name="Tabela10"><table:table-column table:style-name="Tabela10.A"/><table:table-row><table:table-cell table:style-name="Tabela10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10.2"><table:table-cell table:style-name="Tabela10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10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10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10.2"><table:table-cell table:style-name="Tabela10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10.6"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10.2"><table:table-cell table:style-name="Tabela10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10.11"><table:table-cell table:style-name="Tabela10.A1" office:value-type="string"><text:p text:style-name="Table_20_Contents"/></table:table-cell></table:table-row><table:table-row table:style-name="Tabela10.2"><table:table-cell table:style-name="Tabela10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3" table:number-rows-spanned="2" office:value-type="string">
              <text:p text:style-name="MP20">Código do produto</text:p>
            </table:table-cell>
            <table:table-cell table:style-name="Tabela6.B3" table:number-rows-spanned="2" office:value-type="string">
              <text:p text:style-name="MP20">Descrição</text:p>
            </table:table-cell>
            <table:table-cell table:style-name="Tabela6.C3" table:number-rows-spanned="2" office:value-type="string">
              <text:p text:style-name="MP20">NCM/SH</text:p>
            </table:table-cell>
            <table:table-cell table:style-name="Tabela6.D3" table:number-rows-spanned="2" office:value-type="string">
              <text:p text:style-name="MP20">CST</text:p>
            </table:table-cell>
            <table:table-cell table:style-name="Tabela6.E3" table:number-rows-spanned="2" office:value-type="string">
              <text:p text:style-name="MP20">CFOP</text:p>
            </table:table-cell>
            <table:table-cell table:style-name="Tabela6.F3" table:number-rows-spanned="2" office:value-type="string">
              <text:p text:style-name="MP20">Quantidade</text:p>
              <text:p text:style-name="MP20">Unidade</text:p>
            </table:table-cell>
            <table:table-cell table:style-name="Tabela6.G3" table:number-rows-spanned="2" office:value-type="string">
              <text:p text:style-name="MP20">Valor unitário</text:p>
            </table:table-cell>
            <table:table-cell table:style-name="Tabela6.H3" table:number-rows-spanned="2" office:value-type="string">
              <text:p text:style-name="MP20">Valor total</text:p>
            </table:table-cell>
            <table:table-cell table:style-name="Tabela6.I3" table:number-rows-spanned="2" office:value-type="string">
              <text:p text:style-name="MP20">Base de cálculo do ICMS</text:p>
            </table:table-cell>
            <table:table-cell table:style-name="Tabela6.J3" table:number-rows-spanned="2" office:value-type="string">
              <text:p text:style-name="MP20">Valor do ICMS</text:p>
            </table:table-cell>
            <table:table-cell table:style-name="Tabela6.K3" table:number-rows-spanned="2" office:value-type="string">
              <text:p text:style-name="MP20">Valor do IPI</text:p>
            </table:table-cell>
            <table:table-cell table:style-name="Tabela6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6.L3" office:value-type="string">
              <text:p text:style-name="MP20">ICMS</text:p>
            </table:table-cell>
            <table:table-cell table:style-name="Tabela6.M3" office:value-type="string">
              <text:p text:style-name="MP20">IPI</text:p>
            </table:table-cell>
          </table:table-row>
        </table:table>
      </style:header>
      <style:header-first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ext_20_body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>
            <table:table-cell table:style-name="Tabela1.A1" office:value-type="string">
              <text:p text:style-name="Standard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  </table:table-cell>
          </table:table-row>
          <table:table-row>
            <table:table-cell table:style-name="Tabela1.A1" office:value-type="string">
              <text:p text:style-name="Text_20_body"><text:user-field-get text:name="py3o.danfe.NFe.chave_imagem">danfe.NFe.chave_imagem</text:user-field-get></text:p>
            </table:table-cell>
          </table:table-row>
          <table:table-row>
            <table:table-cell table:style-name="Tabela1.A1" office:value-type="string">
              <text:p text:style-name="Text_20_body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1" table:style-name="Tabela21">
          <table:table-column table:style-name="Tabela21.A"/>
          <table:table-column table:style-name="Tabela21.B"/>
          <table:table-column table:style-name="Tabela21.C"/>
          <table:table-row>
            <table:table-cell table:style-name="Tabela21.A1" table:number-columns-spanned="3" office:value-type="string">
              <text:p text:style-name="Table_20_Contents"><text:a xlink:type="simple" xlink:href="py3o://if=%22danfe.imprime_canhoto%22" text:style-name="Internet_20_link" text:visited-style-name="Visited_20_Internet_20_Link"><text:span text:style-name="MT19">if="danfe.imprime_canhoto"</text:span></text:a></text:p>
            </table:table-cell>
            <table:covered-table-cell/>
            <table:covered-table-cell/>
          </table:table-row>
          <table:table-row table:style-name="Tabela21.2">
            <table:table-cell table:style-name="Tabela21.A2" table:number-columns-spanned="2" office:value-type="string">
              <text:p text:style-name="Descritivo_20_campo">Recebemos de <text:span text:style-name="MT20"><text:user-field-get text:name="py3o.danfe.NFe.infNFe.emit.xNome.valor">danfe.NFe.infNFe.emit.xNome.valor</text:user-field-get></text:span><text:s/>os produtos e/ou serviços constantes na <text:span text:style-name="MT20">Nota Fiscal Eletrônica</text:span> indicada ao lado</text:p>
              <text:p text:style-name="Dado_20_campo"/>
              <text:p text:style-name="Dado_20_campo"/>
            </table:table-cell>
            <table:covered-table-cell/>
            <table:table-cell table:style-name="Tabela21.C2" table:number-rows-spanned="2" office:value-type="string">
              <text:p text:style-name="Descritivo_20_número">NF-e</text:p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</table:table-cell>
          </table:table-row>
          <table:table-row table:style-name="Tabela21.2">
            <table:table-cell table:style-name="Tabela21.A3" office:value-type="string">
              <text:p text:style-name="Descritivo_20_campo">Data de Recebimento</text:p>
              <text:p text:style-name="Dado_20_campo"/>
            </table:table-cell>
            <table:table-cell table:style-name="Tabela21.B3" office:value-type="string">
              <text:p text:style-name="Descritivo_20_campo">Identificação e assinatura do recebedor</text:p>
              <text:p text:style-name="Dado_20_campo"/>
            </table:table-cell>
            <table:covered-table-cell/>
          </table:table-row>
          <table:table-row table:style-name="Tabela21.4">
            <table:table-cell table:style-name="Tabela21.A1" table:number-columns-spanned="3" office:value-type="string">
              <text:p text:style-name="Table_20_Contents"><draw:line text:anchor-type="paragraph" draw:z-index="50" draw:name="Forma1" draw:style-name="Mgr1" draw:text-style-name="MP21" svg:x1="-0.101cm" svg:y1="0.099cm" svg:x2="19.298cm" svg:y2="0.099cm"><text:p/></draw:line></text:p>
            </table:table-cell>
            <table:covered-table-cell/>
            <table:covered-table-cell/>
          </table:table-row>
          <table:table-row>
            <table:table-cell table:style-name="Tabela21.A5" table:number-columns-spanned="3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E"/>
          <table:table-column table:style-name="Tabela14.F"/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" text:anchor-type="paragraph" svg:x="2.2cm" svg:y="1.6cm" svg:width="0.815cm" svg:height="0.794cm" draw:z-index="5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1)" text:anchor-type="paragraph" svg:width="6.001cm" svg:height="0.801cm" draw:z-index="54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4" text:anchor-type="paragraph" svg:x="2.2cm" svg:y="1.6cm" svg:width="0.815cm" svg:height="0.794cm" draw:z-index="56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2)" text:anchor-type="paragraph" svg:width="6.001cm" svg:height="0.801cm" draw:z-index="5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5" text:anchor-type="paragraph" svg:x="2.2cm" svg:y="1.6cm" svg:width="0.815cm" svg:height="0.794cm" draw:z-index="6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3)" text:anchor-type="paragraph" svg:width="6.001cm" svg:height="0.801cm" draw:z-index="62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6">
            <table:table-cell table:style-name="Tabela14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35" table:number-rows-spanned="3" office:value-type="string">
              <text:p text:style-name="Emitente_20_nome"><draw:frame draw:style-name="Mfr3" draw:name="py3o.image(danfe.logo, 'png', isb64=True,dummy=1)" text:anchor-type="char" svg:width="3.799cm" svg:height="3.2cm" draw:z-index="64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3" text:anchor-type="paragraph" svg:x="2.2cm" svg:y="1.6cm" svg:width="0.815cm" svg:height="0.794cm" draw:z-index="66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4)" text:anchor-type="paragraph" svg:width="6.001cm" svg:height="0.801cm" draw:z-index="6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2" table:number-rows-spanned="3" office:value-type="string">
              <text:p text:style-name="Emitente_20_nome"><draw:frame draw:style-name="Mfr3" draw:name="py3o.image(danfe.logo, 'png', isb64=True,dummy=2)" text:anchor-type="char" svg:width="3.799cm" svg:height="3.2cm" draw:z-index="70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7" text:anchor-type="paragraph" svg:x="2.2cm" svg:y="1.6cm" svg:width="0.815cm" svg:height="0.794cm" draw:z-index="7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5)" text:anchor-type="paragraph" svg:width="6.001cm" svg:height="0.801cm" draw:z-index="74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9" table:number-rows-spanned="3" office:value-type="string">
              <text:p text:style-name="Emitente_20_nome"><draw:frame draw:style-name="Mfr3" draw:name="py3o.image(danfe.logo, 'png', isb64=True,dummy=3)" text:anchor-type="char" svg:width="3.799cm" svg:height="3.2cm" draw:z-index="75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9" text:anchor-type="paragraph" svg:x="2.2cm" svg:y="1.6cm" svg:width="0.815cm" svg:height="0.794cm" draw:z-index="7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6)" text:anchor-type="paragraph" svg:width="6.001cm" svg:height="0.801cm" draw:z-index="71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53">
            <table:table-cell table:style-name="Tabela14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1)" text:anchor-type="char" svg:width="7.8cm" svg:height="3.2cm" draw:z-index="69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8" text:anchor-type="paragraph" svg:x="2.2cm" svg:y="1.6cm" svg:width="0.815cm" svg:height="0.794cm" draw:z-index="6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7)" text:anchor-type="paragraph" svg:width="6.001cm" svg:height="0.801cm" draw:z-index="65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2)" text:anchor-type="char" svg:width="7.8cm" svg:height="3.2cm" draw:z-index="63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3" text:anchor-type="paragraph" svg:x="2.2cm" svg:y="1.6cm" svg:width="0.815cm" svg:height="0.794cm" draw:z-index="6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8)" text:anchor-type="paragraph" svg:width="6.001cm" svg:height="0.801cm" draw:z-index="59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3)" text:anchor-type="char" svg:width="7.8cm" svg:height="3.2cm" draw:z-index="57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6" text:anchor-type="paragraph" svg:x="2.2cm" svg:y="1.6cm" svg:width="0.815cm" svg:height="0.794cm" draw:z-index="5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1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9)" text:anchor-type="paragraph" svg:width="6.001cm" svg:height="0.801cm" draw:z-index="53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80">
            <table:table-cell table:style-name="Tabela14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columns-spanned="3" office:value-type="string">
              <text:p text:style-name="Descritivo_20_bloco"><draw:frame draw:style-name="Mfr4" draw:name="Quadro2" text:anchor-type="paragraph" svg:y="7.9cm" svg:width="12cm" draw:z-index="51"><draw:text-box fo:min-height="9.999cm"><table:table table:name="Tabela8" table:style-name="Tabela8"><table:table-column table:style-name="Tabela8.A"/><table:table-row><table:table-cell table:style-name="Tabela8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8.2"><table:table-cell table:style-name="Tabela8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8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8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8.2"><table:table-cell table:style-name="Tabela8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8.6"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8.2"><table:table-cell table:style-name="Tabela8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8.11"><table:table-cell table:style-name="Tabela8.A1" office:value-type="string"><text:p text:style-name="Table_20_Contents"/></table:table-cell></table:table-row><table:table-row table:style-name="Tabela8.2"><table:table-cell table:style-name="Tabela8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ESTINATÁRIO/REMETENTE</text:p>
            </table:table-cell>
            <table:covered-table-cell/>
            <table:covered-table-cell/>
          </table:table-row>
          <table:table-row table:style-name="Tabela3.2">
            <table:table-cell table:style-name="Tabela3.A2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table-cell table:style-name="Tabela3.B2" office:value-type="string">
              <text:p text:style-name="Descritivo_20_campo">CNPJ/CPF</text:p>
              <text:p text:style-name="MP22"><text:user-field-get text:name="py3o.danfe.NFe.cnpj_destinatario_formatado">danfe.NFe.cnpj_destinatario_formatado</text:user-field-get></text:p>
            </table:table-cell>
            <table:table-cell table:style-name="Tabela3.C2" office:value-type="string">
              <text:p text:style-name="Descritivo_20_campo">Data da emissão</text:p>
              <text:p text:style-name="MP23"><text:user-field-get text:name="py3o.danfe.NFe.infNFe.ide.dEmi.formato_danfe">danfe.NFe.infNFe.ide.dEmi.formato_danfe</text:user-field-get>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F"/>
          <table:table-column table:style-name="Tabela13.G"/>
          <table:table-row table:style-name="Tabela13.1">
            <table:table-cell table:style-name="Tabela13.A1" table:number-columns-spanned="2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table-cell table:style-name="Tabela13.C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13.F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  <table:table-cell table:style-name="Tabela13.A1" office:value-type="string">
              <text:p text:style-name="Descritivo_20_campo">Data da entrada/saída</text:p>
              <text:p text:style-name="MP23"><text:user-field-get text:name="py3o.danfe.NFe.infNFe.ide.dSaiEnt.formato_danfe">danfe.NFe.infNFe.ide.dSaiEnt.formato_danfe</text:user-field-get></text:p>
            </table:table-cell>
          </table:table-row>
          <table:table-row table:style-name="Tabela13.1">
            <table:table-cell table:style-name="Tabela13.A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table-cell table:style-name="Tabela13.B2" table:number-columns-spanned="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covered-table-cell/>
            <table:table-cell table:style-name="Tabela13.B2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13.E2" table:number-columns-spanned="2" office:value-type="string">
              <text:p text:style-name="Descritivo_20_campo">Inscrição estadual</text:p>
              <text:p text:style-name="Dado_20_campo"><text:user-field-get text:name="py3o.danfe.NFe.ie_destinatario_formatada">danfe.NFe.ie_destinatario_formatada</text:user-field-get></text:p>
            </table:table-cell>
            <table:covered-table-cell/>
            <table:table-cell table:style-name="Tabela13.A2" office:value-type="string">
              <text:p text:style-name="Descritivo_20_campo">Hora da entrada/saída</text:p>
              <text:p text:style-name="MP22"><text:user-field-get text:name="py3o.danfe.NFe.infNFe.ide.hSaiEnt.formato_danfe">danfe.NFe.infNFe.ide.hSaiEnt.formato_danfe</text:user-field-get></text:p>
            </table:table-cell>
          </table:table-row>
        </table:table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columns-spanned="2" office:value-type="string">
              <text:p text:style-name="Descritivo_20_bloco"><text:a xlink:type="simple" xlink:href="py3o://if=%22danfe.imprime_local_retirada%20and%20len(danfe.NFe.infNFe.retirada.xml)%22" text:style-name="Internet_20_link" text:visited-style-name="Visited_20_Internet_20_Link"><text:span text:style-name="MT21">if="danfe.imprime_local_retirada and len(danfe.NFe.infNFe.retirada.xml)"</text:span></text:a></text:p>
            </table:table-cell>
            <table:covered-table-cell/>
          </table:table-row>
          <table:table-row table:style-name="Tabela17.2">
            <table:table-cell table:style-name="Tabela17.A1" table:number-columns-spanned="2" office:value-type="string">
              <text:p text:style-name="Descritivo_20_bloco">LOCAL DE RETIRADA</text:p>
            </table:table-cell>
            <table:covered-table-cell/>
          </table:table-row>
          <table:table-row table:style-name="Tabela17.3">
            <table:table-cell table:style-name="Tabela17.A3" office:value-type="string">
              <text:p text:style-name="Descritivo_20_campo">CNPJ/CPF</text:p>
              <text:p text:style-name="Dado_20_campo"><text:user-field-get text:name="py3o.danfe.NFe.cnpj_retirada_formatado">danfe.NFe.cnpj_retirada_formatado</text:user-field-get></text:p>
            </table:table-cell>
            <table:table-cell table:style-name="Tabela17.B3" office:value-type="string">
              <text:p text:style-name="Descritivo_20_campo">Endereço</text:p>
              <text:p text:style-name="Dado_20_campo"><text:user-field-get text:name="py3o.danfe.NFe.endereco_retirada_formatado">danfe.NFe.endereco_retirada_formatado</text:user-field-get></text:p>
            </table:table-cell>
          </table:table-row>
          <table:table-row>
            <table:table-cell table:style-name="Tabela17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table:number-columns-spanned="2" office:value-type="string">
              <text:p text:style-name="Descritivo_20_bloco"><text:a xlink:type="simple" xlink:href="py3o://if=%22danfe.imprime_local_entrega%20and%20len(danfe.NFe.infNFe.entrega.xml)%22" text:style-name="Internet_20_link" text:visited-style-name="Visited_20_Internet_20_Link"><text:span text:style-name="MT21">if="danfe.imprime_local_entrega and len(danfe.NFe.infNFe.entrega.xml)"</text:span></text:a></text:p>
            </table:table-cell>
            <table:covered-table-cell/>
          </table:table-row>
          <table:table-row table:style-name="Tabela19.2">
            <table:table-cell table:style-name="Tabela19.A1" table:number-columns-spanned="2" office:value-type="string">
              <text:p text:style-name="Descritivo_20_bloco">LOCAL DE ENTREGA</text:p>
            </table:table-cell>
            <table:covered-table-cell/>
          </table:table-row>
          <table:table-row table:style-name="Tabela19.3">
            <table:table-cell table:style-name="Tabela19.A3" office:value-type="string">
              <text:p text:style-name="Descritivo_20_campo">CNPJ/CPF</text:p>
              <text:p text:style-name="Dado_20_campo"><text:user-field-get text:name="py3o.danfe.NFe.cnpj_entrega_formatado">danfe.NFe.cnpj_entrega_formatado</text:user-field-get></text:p>
            </table:table-cell>
            <table:table-cell table:style-name="Tabela19.B3" office:value-type="string">
              <text:p text:style-name="Descritivo_20_campo">Endereço</text:p>
              <text:p text:style-name="Dado_20_campo"><text:user-field-get text:name="py3o.danfe.NFe.endereco_entrega_formatado">danfe.NFe.endereco_entrega_formatado</text:user-field-get></text:p>
            </table:table-cell>
          </table:table-row>
          <table:table-row>
            <table:table-cell table:style-name="Tabela19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22" table:style-name="Tabela22">
          <table:table-column table:style-name="Tabela22.A"/>
          <table:table-column table:style-name="Tabela22.B"/>
          <table:table-column table:style-name="Tabela22.C" table:number-columns-repeated="3"/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imprime_fatura%20and%20(danfe.fatura_a_vista%20or%20danfe.fatura_a_prazo)%22" text:style-name="Internet_20_link" text:visited-style-name="Visited_20_Internet_20_Link">if="danfe.imprime_fatura and (danfe.fatura_a_vista or danfe.fatura_a_prazo)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2">
            <table:table-cell table:style-name="Tabela22.A1" table:number-columns-spanned="5" office:value-type="string">
              <text:p text:style-name="Descritivo_20_bloco">FATUR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prazo%22" text:style-name="Internet_20_link" text:visited-style-name="Visited_20_Internet_20_Link">if="danfe.fatura_a_prazo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A PRAZO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C4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C4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C4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vista%22" text:style-name="Internet_20_link" text:visited-style-name="Visited_20_Internet_20_Link">if="danfe.fatura_a_vista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À VISTA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A1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A1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A1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22.A9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able_20_Contents"><text:a xlink:type="simple" xlink:href="py3o://if=%22danfe.imprime_duplicatas%20and%20len(danfe.NFe.infNFe.cobr.dup)%20%3E%200%22" text:style-name="Internet_20_link" text:visited-style-name="Visited_20_Internet_20_Link">if="danfe.imprime_duplicatas and len(danfe.NFe.infNFe.cobr.dup) &gt; 0"</text:a></text:p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Descritivo_20_bloco">DUPLICATAS</text:p>
            </table:table-cell>
          </table:table-row>
        </table:table>
        <text:section text:style-name="MSect1" text:name="Duplicatas">
          <table:table table:name="Tabela26" table:style-name="Tabela26">
            <table:table-column table:style-name="Tabela26.A"/>
            <table:table-column table:style-name="Tabela26.B"/>
            <table:table-column table:style-name="Tabela26.C"/>
            <table:table-row>
              <table:table-cell table:style-name="Tabela26.A1" table:number-columns-spanned="3" office:value-type="string">
                <text:p text:style-name="Table_20_Contents"><text:a xlink:type="simple" xlink:href="py3o://for=%22dup%20in%20danfe.NFe.infNFe.cobr.dup%22" text:style-name="Internet_20_link" text:visited-style-name="Visited_20_Internet_20_Link">for="dup in danfe.NFe.infNFe.cobr.dup"</text:a></text:p>
              </table:table-cell>
              <table:covered-table-cell/>
              <table:covered-table-cell/>
            </table:table-row>
            <table:table-row table:style-name="Tabela26.2">
              <table:table-cell table:style-name="Tabela26.A2" office:value-type="string">
                <text:p text:style-name="Descritivo_20_campo">Número</text:p>
                <text:p text:style-name="Dado_20_campo"><text:user-field-get text:name="py3o.dup.nDup.valor">dup.nDup.valor</text:user-field-get></text:p>
              </table:table-cell>
              <table:table-cell table:style-name="Tabela26.B2" office:value-type="string">
                <text:p text:style-name="Descritivo_20_campo">Vencimento</text:p>
                <text:p text:style-name="MP25"><text:user-field-get text:name="py3o.dup.dVenc.formato_danfe">dup.dVenc.formato_danfe</text:user-field-get></text:p>
              </table:table-cell>
              <table:table-cell table:style-name="Tabela26.B2" office:value-type="string">
                <text:p text:style-name="Descritivo_20_campo">Valor</text:p>
                <text:p text:style-name="MP24"><text:user-field-get text:name="py3o.dup.vDup.formato_danfe">dup.vDup.formato_danfe</text:user-field-get></text:p>
              </table:table-cell>
            </table:table-row>
            <table:table-row table:style-name="Tabela26.2">
              <table:table-cell table:style-name="Tabela26.A3" table:number-columns-spanned="3" office:value-type="string">
                <text:p text:style-name="Table_20_Contents"><text:a xlink:type="simple" xlink:href="py3o:///for" text:style-name="Internet_20_link" text:visited-style-name="Visited_20_Internet_20_Link">/for</text:a></text:p>
              </table:table-cell>
              <table:covered-table-cell/>
              <table:covered-table-cell/>
            </table:table-row>
          </table:table>
        </text:section>
        <text:p text:style-name="MP26"><text:a xlink:type="simple" xlink:href="py3o:///if" text:style-name="Internet_20_link" text:visited-style-name="Visited_20_Internet_20_Link">/if</text:a></text:p>
        <table:table table:name="Tabela15" table:style-name="Tabela15">
          <table:table-column table:style-name="Tabela15.A"/>
          <table:table-column table:style-name="Tabela15.B"/>
          <table:table-column table:style-name="Tabela15.A"/>
          <table:table-column table:style-name="Tabela15.B"/>
          <table:table-column table:style-name="Tabela15.E"/>
          <table:table-column table:style-name="Tabela15.F"/>
          <table:table-column table:style-name="Tabela15.G"/>
          <table:table-row table:style-name="Tabela15.1">
            <table:table-cell table:style-name="Tabela15.A1" table:number-columns-spanned="7" office:value-type="string">
              <text:p text:style-name="Descritivo_20_bloco">CÁLCULO DO IMP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5.2">
            <table:table-cell table:style-name="Tabela15.A2" office:value-type="string">
              <text:p text:style-name="Descritivo_20_campo">Base de cálculo do ICMS</text:p>
              <text:p text:style-name="MP24"><text:user-field-get text:name="py3o.danfe.NFe.infNFe.total.ICMSTot.vBC.formato_danfe">danfe.NFe.infNFe.total.ICMSTot.vBC.formato_danfe</text:user-field-get></text:p>
            </table:table-cell>
            <table:table-cell table:style-name="Tabela15.B2" office:value-type="string">
              <text:p text:style-name="Descritivo_20_campo">Valor do ICMS</text:p>
              <text:p text:style-name="MP24"><text:user-field-get text:name="py3o.danfe.NFe.infNFe.total.ICMSTot.vICMS.formato_danfe">danfe.NFe.infNFe.total.ICMSTot.vICMS.formato_danfe</text:user-field-get></text:p>
            </table:table-cell>
            <table:table-cell table:style-name="Tabela15.B2" office:value-type="string">
              <text:p text:style-name="Descritivo_20_campo">Base de cálculo do ICMS ST</text:p>
              <text:p text:style-name="MP24"><text:user-field-get text:name="py3o.danfe.NFe.infNFe.total.ICMSTot.vBCST.formato_danfe">danfe.NFe.infNFe.total.ICMSTot.vBCST.formato_danfe</text:user-field-get></text:p>
            </table:table-cell>
            <table:table-cell table:style-name="Tabela15.B2" office:value-type="string">
              <text:p text:style-name="Descritivo_20_campo">Valor do ICMS ST</text:p>
              <text:p text:style-name="MP24"><text:user-field-get text:name="py3o.danfe.NFe.infNFe.total.ICMSTot.vST.formato_danfe">danfe.NFe.infNFe.total.ICMSTot.vST.formato_danfe</text:user-field-get></text:p>
            </table:table-cell>
            <table:table-cell table:style-name="Tabela15.E2" table:number-columns-spanned="2" office:value-type="string">
              <text:p text:style-name="Descritivo_20_campo">Valor aproximado dos tributos</text:p>
              <text:p text:style-name="MP24"><text:user-field-get text:name="py3o.danfe.NFe.infNFe.total.ICMSTot.vTotTrib.formato_danfe">danfe.NFe.infNFe.total.ICMSTot.vTotTrib.formato_danfe</text:user-field-get></text:p>
            </table:table-cell>
            <table:covered-table-cell/>
            <table:table-cell table:style-name="Tabela15.A2" office:value-type="string">
              <text:p text:style-name="Descritivo_20_campo">Valor total dos produtos</text:p>
              <text:p text:style-name="MP24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5.3">
            <table:table-cell table:style-name="Tabela15.A1" office:value-type="string">
              <text:p text:style-name="Descritivo_20_campo">Valor do frete</text:p>
              <text:p text:style-name="MP24"><text:user-field-get text:name="py3o.danfe.NFe.infNFe.total.ICMSTot.vFrete.formato_danfe">danfe.NFe.infNFe.total.ICMSTot.vFrete.formato_danfe</text:user-field-get></text:p>
            </table:table-cell>
            <table:table-cell table:style-name="Tabela15.B3" office:value-type="string">
              <text:p text:style-name="Descritivo_20_campo">Valor do seguro</text:p>
              <text:p text:style-name="MP24"><text:user-field-get text:name="py3o.danfe.NFe.infNFe.total.ICMSTot.vSeg.formato_danfe">danfe.NFe.infNFe.total.ICMSTot.vSeg.formato_danfe</text:user-field-get></text:p>
            </table:table-cell>
            <table:table-cell table:style-name="Tabela15.B3" office:value-type="string">
              <text:p text:style-name="Descritivo_20_campo">Desconto</text:p>
              <text:p text:style-name="MP24"><text:user-field-get text:name="py3o.danfe.NFe.infNFe.total.ICMSTot.vDesc.formato_danfe">danfe.NFe.infNFe.total.ICMSTot.vDesc.formato_danfe</text:user-field-get></text:p>
            </table:table-cell>
            <table:table-cell table:style-name="Tabela15.B3" table:number-columns-spanned="2" office:value-type="string">
              <text:p text:style-name="Descritivo_20_campo">Outras despesas acessórias</text:p>
              <text:p text:style-name="MP24"><text:user-field-get text:name="py3o.danfe.NFe.infNFe.total.ICMSTot.vOutro.formato_danfe">danfe.NFe.infNFe.total.ICMSTot.vOutro.formato_danfe</text:user-field-get></text:p>
            </table:table-cell>
            <table:covered-table-cell/>
            <table:table-cell table:style-name="Tabela15.F3" office:value-type="string">
              <text:p text:style-name="Descritivo_20_campo">Valor do IPI</text:p>
              <text:p text:style-name="MP24"><text:user-field-get text:name="py3o.danfe.NFe.infNFe.total.ICMSTot.vIPI.formato_danfe">danfe.NFe.infNFe.total.ICMSTot.vIPI.formato_danfe</text:user-field-get></text:p>
            </table:table-cell>
            <table:table-cell table:style-name="Tabela15.G3" office:value-type="string">
              <text:p text:style-name="MP27">Valor total da nota</text:p>
              <text:p text:style-name="MP28"><text:user-field-get text:name="py3o.danfe.NFe.infNFe.total.ICMSTot.vNF.formato_danfe">danfe.NFe.infNFe.total.ICMSTot.vNF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column table:style-name="Tabela12.A"/>
          <table:table-column table:style-name="Tabela12.E"/>
          <table:table-column table:style-name="Tabela12.F"/>
          <table:table-row table:style-name="Tabela12.1">
            <table:table-cell table:style-name="Tabela12.A1" table:number-columns-spanned="6" office:value-type="string">
              <text:p text:style-name="Table_20_Contents"><text:a xlink:type="simple" xlink:href="py3o://if=%22len(danfe.NFe.infNFe.transp.vol)%20==%200%22" text:style-name="Internet_20_link" text:visited-style-name="Visited_20_Internet_20_Link">if="len(danfe.NFe.infNFe.transp.vol) =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/>
            </table:table-cell>
            <table:table-cell table:style-name="Tabela12.B2" office:value-type="string">
              <text:p text:style-name="Descritivo_20_campo">Espécie</text:p>
              <text:p text:style-name="Dado_20_campo"/>
            </table:table-cell>
            <table:table-cell table:style-name="Tabela12.B2" office:value-type="string">
              <text:p text:style-name="Descritivo_20_campo">Marca</text:p>
              <text:p text:style-name="Dado_20_campo"/>
            </table:table-cell>
            <table:table-cell table:style-name="Tabela12.B2" office:value-type="string">
              <text:p text:style-name="Descritivo_20_campo">Número</text:p>
              <text:p text:style-name="Dado_20_campo"/>
            </table:table-cell>
            <table:table-cell table:style-name="Tabela12.B2" office:value-type="string">
              <text:p text:style-name="Descritivo_20_campo">Peso bruto</text:p>
              <text:p text:style-name="MP24"/>
            </table:table-cell>
            <table:table-cell table:style-name="Tabela12.B2" office:value-type="string">
              <text:p text:style-name="Descritivo_20_campo">Peso líquido</text:p>
              <text:p text:style-name="MP24"/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if=%22len(danfe.NFe.infNFe.transp.vol)%20!=%200%22" text:style-name="Internet_20_link" text:visited-style-name="Visited_20_Internet_20_Link">if="len(danfe.NFe.infNFe.transp.vol) !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for=%22vol%20in%20danfe.NFe.infNFe.transp.vol%22" text:style-name="Internet_20_link" text:visited-style-name="Visited_20_Internet_20_Link">for="vol in danfe.NFe.infNFe.transp.vol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><text:user-field-get text:name="py3o.vol.qVol.formato_danfe">vol.qVol.formato_danfe</text:user-field-get></text:p>
            </table:table-cell>
            <table:table-cell table:style-name="Tabela12.B2" office:value-type="string">
              <text:p text:style-name="Descritivo_20_campo">Espécie</text:p>
              <text:p text:style-name="Dado_20_campo"><text:user-field-get text:name="py3o.vol.esp.valor">vol.esp.valor</text:user-field-get></text:p>
            </table:table-cell>
            <table:table-cell table:style-name="Tabela12.B2" office:value-type="string">
              <text:p text:style-name="Descritivo_20_campo">Marca</text:p>
              <text:p text:style-name="Dado_20_campo"><text:user-field-get text:name="py3o.vol.marca.valor">vol.marca.valor</text:user-field-get></text:p>
            </table:table-cell>
            <table:table-cell table:style-name="Tabela12.B2" office:value-type="string">
              <text:p text:style-name="Descritivo_20_campo">Número</text:p>
              <text:p text:style-name="Dado_20_campo"><text:user-field-get text:name="py3o.vol.nVol.valor">vol.nVol.valor</text:user-field-get></text:p>
            </table:table-cell>
            <table:table-cell table:style-name="Tabela12.B2" office:value-type="string">
              <text:p text:style-name="Descritivo_20_campo">Peso bruto</text:p>
              <text:p text:style-name="MP24"><text:user-field-get text:name="py3o.vol.pesoB.formato_danfe">vol.pesoB.formato_danfe</text:user-field-get></text:p>
            </table:table-cell>
            <table:table-cell table:style-name="Tabela12.B2" office:value-type="string">
              <text:p text:style-name="Descritivo_20_campo">Peso líquido</text:p>
              <text:p text:style-name="MP24"><text:user-field-get text:name="py3o.vol.pesoL.formato_danfe">vol.pesoL.formato_danfe</text:user-field-get></text:p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column table:style-name="Tabela7.G"/>
          <table:table-column table:style-name="Tabela7.H"/>
          <table:table-column table:style-name="Tabela7.I"/>
          <table:table-column table:style-name="Tabela7.J"/>
          <table:table-column table:style-name="Tabela7.K"/>
          <table:table-column table:style-name="Tabela7.L"/>
          <table:table-column table:style-name="Tabela7.M"/>
          <table:table-row table:style-name="Tabela7.1">
            <table:table-cell table:style-name="Tabela7.A1" table:number-columns-spanned="13" office:value-type="string">
              <text:p text:style-name="Descritivo_20_bloco"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7.2">
            <table:table-cell table:style-name="Tabela7.A3" table:number-rows-spanned="2" office:value-type="string">
              <text:p text:style-name="MP20">Código do produto</text:p>
            </table:table-cell>
            <table:table-cell table:style-name="Tabela7.B3" table:number-rows-spanned="2" office:value-type="string">
              <text:p text:style-name="MP20">Descrição</text:p>
            </table:table-cell>
            <table:table-cell table:style-name="Tabela7.C3" table:number-rows-spanned="2" office:value-type="string">
              <text:p text:style-name="MP20">NCM/SH</text:p>
            </table:table-cell>
            <table:table-cell table:style-name="Tabela7.D3" table:number-rows-spanned="2" office:value-type="string">
              <text:p text:style-name="MP20">CST</text:p>
            </table:table-cell>
            <table:table-cell table:style-name="Tabela7.E3" table:number-rows-spanned="2" office:value-type="string">
              <text:p text:style-name="MP20">CFOP</text:p>
            </table:table-cell>
            <table:table-cell table:style-name="Tabela7.F3" table:number-rows-spanned="2" office:value-type="string">
              <text:p text:style-name="MP20">Quantidade</text:p>
              <text:p text:style-name="MP20">Unidade</text:p>
            </table:table-cell>
            <table:table-cell table:style-name="Tabela7.G3" table:number-rows-spanned="2" office:value-type="string">
              <text:p text:style-name="MP20">Valor unitário</text:p>
            </table:table-cell>
            <table:table-cell table:style-name="Tabela7.H3" table:number-rows-spanned="2" office:value-type="string">
              <text:p text:style-name="MP20">Valor total</text:p>
            </table:table-cell>
            <table:table-cell table:style-name="Tabela7.I3" table:number-rows-spanned="2" office:value-type="string">
              <text:p text:style-name="MP20">Base de cálculo do ICMS</text:p>
            </table:table-cell>
            <table:table-cell table:style-name="Tabela7.J3" table:number-rows-spanned="2" office:value-type="string">
              <text:p text:style-name="MP20">Valor do ICMS</text:p>
            </table:table-cell>
            <table:table-cell table:style-name="Tabela7.K3" table:number-rows-spanned="2" office:value-type="string">
              <text:p text:style-name="MP20">Valor do IPI</text:p>
            </table:table-cell>
            <table:table-cell table:style-name="Tabela7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7.L3" office:value-type="string">
              <text:p text:style-name="MP20">ICMS</text:p>
            </table:table-cell>
            <table:table-cell table:style-name="Tabela7.M3" office:value-type="string">
              <text:p text:style-name="MP20">IPI</text:p>
            </table:table-cell>
          </table:table-row>
        </table:table>
      </style:header-first>
      <style:footer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Footer">Impresso dia <text:date style:data-style-name="N36" text:date-value="2017-11-29T09:34:05.318602072">29/11/2017</text:date><text:s/>às <text:time style:data-style-name="N41" text:time-value="2017-11-29T09:34:05.318681909">09:34:04</text:time><text:s/>por <text:span text:style-name="MT22"><text:user-field-get text:name="py3o.danfe.nome_sistema">danfe.nome_sistema</text:user-field-get></text:span></text:p>
            </table:table-cell>
          </table:table-row>
        </table:table>
      </style:footer>
      <style:footer-first>
        <table:table table:name="Tabela4" table:style-name="Tabela4">
          <table:table-column table:style-name="Tabela4.A" table:number-columns-repeated="3"/>
          <table:table-column table:style-name="Tabela4.D"/>
          <table:table-row table:style-name="Tabela4.1">
            <table:table-cell table:style-name="Tabela4.A1" table:number-columns-spanned="4" office:value-type="string">
              <text:p text:style-name="Table_20_Contents"><text:a xlink:type="simple" xlink:href="py3o://if=%22len(danfe.NFe.infNFe.total.ISSQNTot.xml)%20!=%200%22" text:style-name="Internet_20_link" text:visited-style-name="Visited_20_Internet_20_Link">if="len(danfe.NFe.infNFe.total.ISSQNTot.xml) != 0"</text:a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MP29">CÁLCULO DO ISSQN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table-cell table:style-name="Tabela4.B3" office:value-type="string">
              <text:p text:style-name="Descritivo_20_campo">Valor total dos serviços</text:p>
              <text:p text:style-name="MP24"><text:user-field-get text:name="py3o.danfe.NFe.infNFe.total.ISSQNTot.vServ.formato_danfe">danfe.NFe.infNFe.total.ISSQNTot.vServ.formato_danfe</text:user-field-get></text:p>
            </table:table-cell>
            <table:table-cell table:style-name="Tabela4.B3" office:value-type="string">
              <text:p text:style-name="Descritivo_20_campo">Base de cálculo do ISSQN</text:p>
              <text:p text:style-name="MP24"><text:user-field-get text:name="py3o.danfe.NFe.infNFe.total.ISSQNTot.vBC.formato_danfe">danfe.NFe.infNFe.total.ISSQNTot.vBC.formato_danfe</text:user-field-get></text:p>
            </table:table-cell>
            <table:table-cell table:style-name="Tabela4.B3" office:value-type="string">
              <text:p text:style-name="Descritivo_20_campo">Valor total do ISSQN</text:p>
              <text:p text:style-name="MP24"><text:user-field-get text:name="py3o.danfe.NFe.infNFe.total.ISSQNTot.vISS.formato_danfe">danfe.NFe.infNFe.total.ISSQNTot.vISS.formato_danfe</text:user-field-get></text:p>
            </table:table-cell>
          </table:table-row>
          <table:table-row table:style-name="Tabela4.1">
            <table:table-cell table:style-name="Tabela4.A4" table:number-columns-spanned="4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</table:table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columns-spanned="2" office:value-type="string">
              <text:p text:style-name="Descritivo_20_bloco">DADOS ADICIONAIS</text:p>
            </table:table-cell>
            <table:covered-table-cell/>
          </table:table-row>
          <table:table-row table:style-name="Tabela9.2">
            <table:table-cell table:style-name="Tabela9.A2" office:value-type="string">
              <text:p text:style-name="Descritivo_20_campo">Informações complementares</text:p>
              <text:p text:style-name="Dado_20_produto"><text:user-field-get text:name="py3o.danfe.NFe.dados_adicionais_libreoffice">danfe.NFe.dados_adicionais_libreoffice</text:user-field-get></text:p>
            </table:table-cell>
            <table:table-cell table:style-name="Tabela9.B2" office:value-type="string">
              <text:p text:style-name="Descritivo_20_campo">Reservado ao Fisco</text:p>
              <text:p text:style-name="Dado_20_campo"/>
            </table:table-cell>
          </table:table-row>
          <table:table-row table:style-name="Tabela9.3">
            <table:table-cell table:style-name="Tabela9.A3" table:number-columns-spanned="2" office:value-type="string">
              <text:p text:style-name="Footer">Impresso dia <text:date style:data-style-name="N36" text:date-value="2017-11-29T09:34:05.320924906">29/11/2017</text:date><text:s/>às <text:time style:data-style-name="N41" text:time-value="2017-11-29T09:34:05.320996572">09:34:04</text:time><text:s/>por <text:span text:style-name="MT22"><text:user-field-get text:name="py3o.danfe.nome_sistema">danfe.nome_sistema</text:user-field-get></text:span></text:p>
            </table:table-cell>
            <table:covered-table-cell/>
          </table:table-row>
        </table:table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E</dc:title>
    <meta:editing-duration>P1DT20H24M35S</meta:editing-duration>
    <meta:editing-cycles>608</meta:editing-cycles>
    <meta:generator>LibreOffice/5.4.3.2$Linux_X86_64 LibreOffice_project/40m0$Build-2</meta:generator>
    <dc:date>2017-11-29T09:34:04.929882466</dc:date>
    <dc:creator>Taŭga Tecnologia</dc:creator>
    <meta:document-statistic meta:table-count="21" meta:image-count="0" meta:object-count="0" meta:page-count="3" meta:paragraph-count="733" meta:word-count="1641" meta:character-count="20675" meta:non-whitespace-character-count="19431"/>
    <meta:template xlink:type="simple" xlink:actuate="onRequest" xlink:title="WriterPadrão" xlink:href="../Modelos/WriterPadrão.ott" meta:date="2016-12-23T15:03:10.881647871"/>
  </office:meta>
</office:document-meta>
</file>